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koffice="http://www.koffice.org/2005/" xmlns:dc="http://purl.org/dc/elements/1.1/" xmlns:xlink="http://www.w3.org/1999/xlink">
  <office:automatic-styles>
    <style:style style:name="ta1" style:family="table" style:master-page-name="Standard1">
      <style:table-properties table:display="true"/>
    </style:style>
    <style:style style:name="co1" style:family="table-column">
      <style:table-column-properties fo:break-before="auto" style:column-width="119pt"/>
    </style:style>
    <style:style style:name="co2" style:family="table-column">
      <style:table-column-properties fo:break-before="auto" style:column-width="265pt"/>
    </style:style>
    <style:style style:name="co3" style:family="table-column">
      <style:table-column-properties fo:break-before="auto" style:column-width="10.9999999999493pt"/>
    </style:style>
    <style:style style:name="co4" style:family="table-column">
      <style:table-column-properties fo:break-before="auto" style:column-width="121pt"/>
    </style:style>
    <style:style style:name="co5" style:family="table-column">
      <style:table-column-properties fo:break-before="auto" style:column-width="99pt"/>
    </style:style>
    <style:style style:name="co6" style:family="table-column">
      <style:table-column-properties fo:break-before="auto" style:column-width="12.2499999999717pt"/>
    </style:style>
    <style:style style:name="co7" style:family="table-column">
      <style:table-column-properties fo:break-before="auto" style:column-width="126.74999999999pt"/>
    </style:style>
    <style:style style:name="co8" style:family="table-column">
      <style:table-column-properties fo:break-before="auto" style:column-width="40.4999999999968pt"/>
    </style:style>
    <style:style style:name="co9" style:family="table-column">
      <style:table-column-properties fo:break-before="auto" style:column-width="64pt"/>
    </style:style>
    <style:style style:name="ce1" style:family="table-cell"/>
    <style:style style:name="ce2" style:family="table-cell">
      <style:table-cell-properties fo:background-color="#e6e6e6" style:cell-protect="protected" style:vertical-align="middle"/>
      <style:text-properties fo:color="#000000" fo:font-family="Sans Serif" fo:font-size="10pt"/>
    </style:style>
    <style:style style:name="ce3" style:family="table-cell">
      <style:table-cell-properties fo:background-color="#e6e6e6"/>
    </style:style>
    <style:style style:name="ce4" style:family="table-cell" style:parent-style-name="Default">
      <style:table-cell-properties fo:background-color="#e6e6e6"/>
    </style:style>
    <style:style style:name="ce5" style:family="table-cell">
      <style:table-cell-properties fo:background-color="#ff9966" style:cell-protect="protected" style:vertical-align="middle"/>
      <style:text-properties fo:color="#000000" fo:font-family="Sans Serif" fo:font-size="10pt"/>
    </style:style>
    <style:style style:name="ce6" style:family="table-cell">
      <style:table-cell-properties fo:background-color="#ffff99" style:cell-protect="protected" style:vertical-align="middle"/>
      <style:text-properties fo:color="#000000" fo:font-family="Sans Serif" fo:font-size="10pt"/>
    </style:style>
    <style:style style:name="ce7" style:family="table-cell">
      <style:table-cell-properties fo:background-color="#00ae00" style:cell-protect="protected" style:vertical-align="middle"/>
      <style:text-properties fo:color="#000000" fo:font-family="Sans Serif" fo:font-size="10pt"/>
    </style:style>
    <style:style style:name="ce8" style:family="table-cell" style:parent-style-name="Default">
      <style:table-cell-properties style:vertical-align="middle"/>
    </style:style>
    <style:style style:name="ce9" style:family="table-cell">
      <style:text-properties fo:font-weight="bold"/>
    </style:style>
    <number:currency-style style:name="N1">
      <number:number number:decimal-places="2" number:min-integer-digits="1"/>
      <number:currency-symbol/>
    </number:currency-style>
  </office:automatic-styles>
  <office:body>
    <office:spreadsheet>
      <table:table table:name="Sheet1" table:style-name="ta1">
        <table:table-column table:style-name="co1" table:default-cell-style-name="ce1" table:number-columns-repeated="2"/>
        <table:table-column table:style-name="co2" table:default-cell-style-name="ce1"/>
        <table:table-column table:style-name="co1" table:default-cell-style-name="ce1"/>
        <table:table-column table:style-name="co3"/>
        <table:table-column table:style-name="co4" table:default-cell-style-name="ce1" table:number-columns-repeated="2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 table:number-columns-repeated="245"/>
        <table:table-row>
          <table:table-cell office:value-type="string" office:string-value="Standard Name" table:style-name="ce2">
            <text:p>Standard Name</text:p>
          </table:table-cell>
          <table:table-cell office:value-type="string" office:string-value="Current Name" table:style-name="ce2">
            <text:p>Current Name</text:p>
          </table:table-cell>
          <table:table-cell office:value-type="string" office:string-value="Usage" table:style-name="ce2">
            <text:p>Usage</text:p>
          </table:table-cell>
          <table:table-cell office:value-type="string" office:string-value="Status" table:style-name="ce2">
            <text:p>Status</text:p>
          </table:table-cell>
          <table:table-cell table:style-name="ce3"/>
          <table:table-cell office:value-type="string" office:string-value="Comments" table:style-name="ce2">
            <text:p>Comments</text:p>
          </table:table-cell>
          <table:table-cell office:value-type="string" office:string-value="Assigned Artist" table:style-name="ce2">
            <text:p>Assigned Artist</text:p>
          </table:table-cell>
          <table:table-cell office:value-type="string" office:string-value="Signing Artist" table:style-name="ce2">
            <text:p>Signing Artist</text:p>
          </table:table-cell>
          <table:table-cell table:style-name="ce4"/>
          <table:table-cell office:value-type="string" office:string-value="Statuses" table:style-name="ce2">
            <text:p>Statuses</text:p>
          </table:table-cell>
          <table:table-cell table:style-name="ce4" table:number-columns-repeated="246"/>
        </table:table-row>
        <table:table-row>
          <table:table-cell/>
          <table:table-cell office:value-type="string" office:string-value="showmenu" table:style-name="ce1">
            <text:p>showmenu</text:p>
          </table:table-cell>
          <table:table-cell office:value-type="string" office:string-value="showMenuBar action" table:style-name="ce1">
            <text:p>showMenuBar action</text:p>
          </table:table-cell>
          <table:table-cell/>
          <table:table-cell table:number-columns-repeated="5"/>
          <table:table-cell office:value-type="string" office:string-value="blank: not in theme" table:style-name="ce1">
            <text:p>blank: not in theme</text:p>
          </table:table-cell>
          <table:table-cell office:value-type="float" office:value="47" table:style-name="custom-style1" table:formula="=countif([.E2]:[.E154];0)">
            <text:p>47</text:p>
          </table:table-cell>
          <table:table-cell table:number-columns-repeated="4"/>
        </table:table-row>
        <table:table-row>
          <table:table-cell/>
          <table:table-cell office:value-type="string" office:string-value="window_fullscreen" table:style-name="ce1">
            <text:p>window_fullscreen</text:p>
          </table:table-cell>
          <table:table-cell office:value-type="string" office:string-value="full screen action" table:style-name="ce1">
            <text:p>full screen action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3];&quot;approval&quot;);0;if(exact([.D3];&quot;draft&quot;);1;if(exact([.D3];&quot;approval&quot;);2;if(exact([.D3];&quot;final&quot;);3;0))))">
            <text:p>2</text:p>
          </table:table-cell>
          <table:table-cell/>
          <table:table-cell table:number-columns-repeated="3"/>
          <table:table-cell office:value-type="string" office:string-value="draft: pre-approval" table:style-name="ce6">
            <text:p>draft: pre-approval</text:p>
          </table:table-cell>
          <table:table-cell office:value-type="float" office:value="0" table:style-name="custom-style1" table:formula="=countif([.E2]:[.E154];1)">
            <text:p>0</text:p>
          </table:table-cell>
        </table:table-row>
        <table:table-row>
          <table:table-cell/>
          <table:table-cell office:value-type="string" office:string-value="window_nofullscreen" table:style-name="ce1">
            <text:p>window_nofullscreen</text:p>
          </table:table-cell>
          <table:table-cell office:value-type="string" office:string-value="de-full screen action" table:style-name="ce1">
            <text:p>de-full screen action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4];&quot;approval&quot;);0;if(exact([.D4];&quot;draft&quot;);1;if(exact([.D4];&quot;approval&quot;);2;if(exact([.D4];&quot;final&quot;);3;0))))">
            <text:p>2</text:p>
          </table:table-cell>
          <table:table-cell/>
          <table:table-cell table:number-columns-repeated="3"/>
          <table:table-cell office:value-type="string" office:string-value="approval: needs approval" table:style-name="ce5">
            <text:p>approval: needs approval</text:p>
          </table:table-cell>
          <table:table-cell office:value-type="float" office:value="105" table:formula="=countif([.E2]:[.E154];2)">
            <text:p>105</text:p>
          </table:table-cell>
        </table:table-row>
        <table:table-row>
          <table:table-cell/>
          <table:table-cell office:value-type="string" office:string-value="colorpicker" table:style-name="ce1">
            <text:p>colorpicker</text:p>
          </table:table-cell>
          <table:table-cell office:value-type="string" office:string-value="color dialog button" table:style-name="ce1">
            <text:p>color dialog button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5];&quot;approval&quot;);0;if(exact([.D5];&quot;draft&quot;);1;if(exact([.D5];&quot;approval&quot;);2;if(exact([.D5];&quot;final&quot;);3;0))))">
            <text:p>2</text:p>
          </table:table-cell>
          <table:table-cell/>
          <table:table-cell table:number-columns-repeated="3"/>
          <table:table-cell office:value-type="string" office:string-value="final" table:style-name="ce7">
            <text:p>final</text:p>
          </table:table-cell>
          <table:table-cell office:value-type="float" office:value="0" table:style-name="custom-style1" table:formula="=countif([.E2]:[.E154];3)">
            <text:p>0</text:p>
          </table:table-cell>
        </table:table-row>
        <table:table-row>
          <table:table-cell/>
          <table:table-cell office:value-type="string" office:string-value="up" table:style-name="ce1">
            <text:p>up</text:p>
          </table:table-cell>
          <table:table-cell office:value-type="string" office:string-value="toolbar editor, action selector dialog, kate, kprinter" table:style-name="ce1">
            <text:p>toolbar editor, action selector dialog, kate, kprinter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6];&quot;approval&quot;);0;if(exact([.D6];&quot;draft&quot;);1;if(exact([.D6];&quot;approval&quot;);2;if(exact([.D6];&quot;final&quot;);3;0))))">
            <text:p>2</text:p>
          </table:table-cell>
          <table:table-cell/>
        </table:table-row>
        <table:table-row>
          <table:table-cell/>
          <table:table-cell office:value-type="string" office:string-value="down" table:style-name="ce1">
            <text:p>down</text:p>
          </table:table-cell>
          <table:table-cell office:value-type="string" office:string-value="toolbar editor, action selector dialog, kate, kprinter" table:style-name="ce8">
            <text:p>toolbar editor, action selector dialog, kate, kprinter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7];&quot;approval&quot;);0;if(exact([.D7];&quot;draft&quot;);1;if(exact([.D7];&quot;approval&quot;);2;if(exact([.D7];&quot;final&quot;);3;0))))">
            <text:p>2</text:p>
          </table:table-cell>
          <table:table-cell/>
          <table:table-cell table:number-columns-repeated="3"/>
          <table:table-cell office:value-type="string" office:string-value="Standard names">
            <text:p>Standard names</text:p>
          </table:table-cell>
          <table:table-cell office:value-type="float" office:value="0" table:style-name="custom-style1" table:formula="=153-COUNTBLANK([.A2]:[.A154])">
            <text:p>0</text:p>
          </table:table-cell>
        </table:table-row>
        <table:table-row>
          <table:table-cell/>
          <table:table-cell office:value-type="string" office:string-value="back" table:style-name="ce1">
            <text:p>back</text:p>
          </table:table-cell>
          <table:table-cell office:value-type="string" office:string-value="back action, toolbar editor, action selector, kde print" table:style-name="ce1">
            <text:p>back action, toolbar editor, action selector, kde print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8];&quot;approval&quot;);0;if(exact([.D8];&quot;draft&quot;);1;if(exact([.D8];&quot;approval&quot;);2;if(exact([.D8];&quot;final&quot;);3;0))))">
            <text:p>2</text:p>
          </table:table-cell>
          <table:table-cell/>
        </table:table-row>
        <table:table-row>
          <table:table-cell/>
          <table:table-cell office:value-type="string" office:string-value="forward" table:style-name="ce1">
            <text:p>forward</text:p>
          </table:table-cell>
          <table:table-cell office:value-type="string" office:string-value="forward action, toolbar editor, action selector, kdeprint" table:style-name="ce1">
            <text:p>forward action, toolbar editor, action selector, kdeprint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9];&quot;approval&quot;);0;if(exact([.D9];&quot;draft&quot;);1;if(exact([.D9];&quot;approval&quot;);2;if(exact([.D9];&quot;final&quot;);3;0))))">
            <text:p>2</text:p>
          </table:table-cell>
          <table:table-cell/>
        </table:table-row>
        <table:table-row>
          <table:table-cell/>
          <table:table-cell office:value-type="string" office:string-value="example" table:style-name="ce1">
            <text:p>example</text:p>
          </table:table-cell>
          <table:table-cell office:value-type="string" office:string-value="overlay, none by default" table:style-name="ce1">
            <text:p>overlay, none by default</text:p>
          </table:table-cell>
          <table:table-cell/>
          <table:table-cell office:value-type="float" office:value="0" table:formula="=if(isblank([.D10];&quot;approval&quot;);0;if(exact([.D10];&quot;draft&quot;);1;if(exact([.D10];&quot;approval&quot;);2;if(exact([.D10];&quot;final&quot;);3;0))))">
            <text:p>0</text:p>
          </table:table-cell>
        </table:table-row>
        <table:table-row>
          <table:table-cell/>
          <table:table-cell office:value-type="string" office:string-value="screenshot" table:style-name="ce1">
            <text:p>screenshot</text:p>
          </table:table-cell>
          <table:table-cell office:value-type="string" office:string-value="screenshot overlay, none by default" table:style-name="ce1">
            <text:p>screenshot overlay, none by default</text:p>
          </table:table-cell>
          <table:table-cell/>
          <table:table-cell office:value-type="float" office:value="0" table:formula="=if(isblank([.D11];&quot;approval&quot;);0;if(exact([.D11];&quot;draft&quot;);1;if(exact([.D11];&quot;approval&quot;);2;if(exact([.D11];&quot;final&quot;);3;0))))">
            <text:p>0</text:p>
          </table:table-cell>
        </table:table-row>
        <table:table-row>
          <table:table-cell/>
          <table:table-cell office:value-type="string" office:string-value="link" table:style-name="ce1">
            <text:p>link</text:p>
          </table:table-cell>
          <table:table-cell office:value-type="string" office:string-value="link overlay" table:style-name="ce1">
            <text:p>link overlay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12];&quot;approval&quot;);0;if(exact([.D12];&quot;draft&quot;);1;if(exact([.D12];&quot;approval&quot;);2;if(exact([.D12];&quot;final&quot;);3;0))))">
            <text:p>2</text:p>
          </table:table-cell>
          <table:table-cell/>
        </table:table-row>
        <table:table-row>
          <table:table-cell/>
          <table:table-cell office:value-type="string" office:string-value="zip" table:style-name="ce1">
            <text:p>zip</text:p>
          </table:table-cell>
          <table:table-cell office:value-type="string" office:string-value="zip overlay" table:style-name="ce1">
            <text:p>zip overlay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13];&quot;approval&quot;);0;if(exact([.D13];&quot;draft&quot;);1;if(exact([.D13];&quot;approval&quot;);2;if(exact([.D13];&quot;final&quot;);3;0))))">
            <text:p>2</text:p>
          </table:table-cell>
          <table:table-cell/>
        </table:table-row>
        <table:table-row>
          <table:table-cell/>
          <table:table-cell office:value-type="string" office:string-value="share" table:style-name="ce1">
            <text:p>share</text:p>
          </table:table-cell>
          <table:table-cell office:value-type="string" office:string-value="share overlay" table:style-name="ce1">
            <text:p>share overlay</text:p>
          </table:table-cell>
          <table:table-cell/>
          <table:table-cell office:value-type="float" office:value="0" table:formula="=if(isblank([.D14];&quot;approval&quot;);0;if(exact([.D14];&quot;draft&quot;);1;if(exact([.D14];&quot;approval&quot;);2;if(exact([.D14];&quot;final&quot;);3;0))))">
            <text:p>0</text:p>
          </table:table-cell>
        </table:table-row>
        <table:table-row>
          <table:table-cell/>
          <table:table-cell office:value-type="string" office:string-value="undo" table:style-name="ce1">
            <text:p>undo</text:p>
          </table:table-cell>
          <table:table-cell office:value-type="string" office:string-value="undo/redo action, text edit context menus, redo stack" table:style-name="ce1">
            <text:p>undo/redo action, text edit context menus, redo stack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15];&quot;approval&quot;);0;if(exact([.D15];&quot;draft&quot;);1;if(exact([.D15];&quot;approval&quot;);2;if(exact([.D15];&quot;final&quot;);3;0))))">
            <text:p>2</text:p>
          </table:table-cell>
          <table:table-cell/>
        </table:table-row>
        <table:table-row>
          <table:table-cell/>
          <table:table-cell office:value-type="string" office:string-value="redo" table:style-name="ce1">
            <text:p>redo</text:p>
          </table:table-cell>
          <table:table-cell office:value-type="string" office:string-value="undo/redo action, text edit ctx menus, redo stack, print job mgr" table:style-name="ce1">
            <text:p>undo/redo action, text edit ctx menus, redo stack, print job mgr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16];&quot;approval&quot;);0;if(exact([.D16];&quot;draft&quot;);1;if(exact([.D16];&quot;approval&quot;);2;if(exact([.D16];&quot;final&quot;);3;0))))">
            <text:p>2</text:p>
          </table:table-cell>
          <table:table-cell/>
        </table:table-row>
        <table:table-row>
          <table:table-cell/>
          <table:table-cell office:value-type="string" office:string-value="editcut" table:style-name="ce1">
            <text:p>editcut</text:p>
          </table:table-cell>
          <table:table-cell office:value-type="string" office:string-value="text edit context menus" table:style-name="ce1">
            <text:p>text edit context menus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17];&quot;approval&quot;);0;if(exact([.D17];&quot;draft&quot;);1;if(exact([.D17];&quot;approval&quot;);2;if(exact([.D17];&quot;final&quot;);3;0))))">
            <text:p>2</text:p>
          </table:table-cell>
          <table:table-cell/>
        </table:table-row>
        <table:table-row>
          <table:table-cell/>
          <table:table-cell office:value-type="string" office:string-value="editcopy" table:style-name="ce1">
            <text:p>editcopy</text:p>
          </table:table-cell>
          <table:table-cell office:value-type="string" office:string-value="text edit context menus, kate, kdeprint" table:style-name="ce1">
            <text:p>text edit context menus, kate, kdeprint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18];&quot;approval&quot;);0;if(exact([.D18];&quot;draft&quot;);1;if(exact([.D18];&quot;approval&quot;);2;if(exact([.D18];&quot;final&quot;);3;0))))">
            <text:p>2</text:p>
          </table:table-cell>
          <table:table-cell/>
        </table:table-row>
        <table:table-row>
          <table:table-cell/>
          <table:table-cell office:value-type="string" office:string-value="editpaste" table:style-name="ce1">
            <text:p>editpaste</text:p>
          </table:table-cell>
          <table:table-cell office:value-type="string" office:string-value="text edit context menus, kdeprint" table:style-name="ce1">
            <text:p>text edit context menus, kdeprint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19];&quot;approval&quot;);0;if(exact([.D19];&quot;draft&quot;);1;if(exact([.D19];&quot;approval&quot;);2;if(exact([.D19];&quot;final&quot;);3;0))))">
            <text:p>2</text:p>
          </table:table-cell>
          <table:table-cell/>
        </table:table-row>
        <table:table-row>
          <table:table-cell/>
          <table:table-cell office:value-type="string" office:string-value="editclear" table:style-name="ce1">
            <text:p>editclear</text:p>
          </table:table-cell>
          <table:table-cell office:value-type="string" office:string-value="text edit context menus" table:style-name="ce1">
            <text:p>text edit context menus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20];&quot;approval&quot;);0;if(exact([.D20];&quot;draft&quot;);1;if(exact([.D20];&quot;approval&quot;);2;if(exact([.D20];&quot;final&quot;);3;0))))">
            <text:p>2</text:p>
          </table:table-cell>
          <table:table-cell/>
        </table:table-row>
        <table:table-row>
          <table:table-cell/>
          <table:table-cell office:value-type="string" office:string-value="messagebox_info" table:style-name="ce1">
            <text:p>messagebox_info</text:p>
          </table:table-cell>
          <table:table-cell office:value-type="string" office:string-value="passive popups" table:style-name="ce1">
            <text:p>passive popups</text:p>
          </table:table-cell>
          <table:table-cell/>
          <table:table-cell office:value-type="float" office:value="0" table:formula="=if(isblank([.D21];&quot;approval&quot;);0;if(exact([.D21];&quot;draft&quot;);1;if(exact([.D21];&quot;approval&quot;);2;if(exact([.D21];&quot;final&quot;);3;0))))">
            <text:p>0</text:p>
          </table:table-cell>
        </table:table-row>
        <table:table-row>
          <table:table-cell/>
          <table:table-cell office:value-type="string" office:string-value="messagebox_warning" table:style-name="ce1">
            <text:p>messagebox_warning</text:p>
          </table:table-cell>
          <table:table-cell office:value-type="string" office:string-value="passive popups" table:style-name="ce1">
            <text:p>passive popups</text:p>
          </table:table-cell>
          <table:table-cell/>
          <table:table-cell office:value-type="float" office:value="0" table:formula="=if(isblank([.D22];&quot;approval&quot;);0;if(exact([.D22];&quot;draft&quot;);1;if(exact([.D22];&quot;approval&quot;);2;if(exact([.D22];&quot;final&quot;);3;0))))">
            <text:p>0</text:p>
          </table:table-cell>
        </table:table-row>
        <table:table-row>
          <table:table-cell/>
          <table:table-cell office:value-type="string" office:string-value="messagebox_critical" table:style-name="ce1">
            <text:p>messagebox_critical</text:p>
          </table:table-cell>
          <table:table-cell office:value-type="string" office:string-value="passive popups, kjs debugger" table:style-name="ce1">
            <text:p>passive popups, kjs debugger</text:p>
          </table:table-cell>
          <table:table-cell/>
          <table:table-cell office:value-type="float" office:value="0" table:formula="=if(isblank([.D23];&quot;approval&quot;);0;if(exact([.D23];&quot;draft&quot;);1;if(exact([.D23];&quot;approval&quot;);2;if(exact([.D23];&quot;final&quot;);3;0))))">
            <text:p>0</text:p>
          </table:table-cell>
        </table:table-row>
        <table:table-row>
          <table:table-cell/>
          <table:table-cell office:value-type="string" office:string-value="history_clear" table:style-name="ce1">
            <text:p>history_clear</text:p>
          </table:table-cell>
          <table:table-cell office:value-type="string" office:string-value="combobox context menu, html forms" table:style-name="ce1">
            <text:p>combobox context menu, html forms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24];&quot;approval&quot;);0;if(exact([.D24];&quot;draft&quot;);1;if(exact([.D24];&quot;approval&quot;);2;if(exact([.D24];&quot;final&quot;);3;0))))">
            <text:p>2</text:p>
          </table:table-cell>
          <table:table-cell/>
        </table:table-row>
        <table:table-row>
          <table:table-cell/>
          <table:table-cell office:value-type="string" office:string-value="today" table:style-name="ce1">
            <text:p>today</text:p>
          </table:table-cell>
          <table:table-cell office:value-type="string" office:string-value="datepicker" table:style-name="ce1">
            <text:p>datepicker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25];&quot;approval&quot;);0;if(exact([.D25];&quot;draft&quot;);1;if(exact([.D25];&quot;approval&quot;);2;if(exact([.D25];&quot;final&quot;);3;0))))">
            <text:p>2</text:p>
          </table:table-cell>
          <table:table-cell/>
        </table:table-row>
        <table:table-row>
          <table:table-cell/>
          <table:table-cell office:value-type="string" office:string-value="2leftarrow" table:style-name="ce1">
            <text:p>2leftarrow</text:p>
          </table:table-cell>
          <table:table-cell office:value-type="string" office:string-value="datepicker" table:style-name="ce1">
            <text:p>datepicker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26];&quot;approval&quot;);0;if(exact([.D26];&quot;draft&quot;);1;if(exact([.D26];&quot;approval&quot;);2;if(exact([.D26];&quot;final&quot;);3;0))))">
            <text:p>2</text:p>
          </table:table-cell>
          <table:table-cell/>
        </table:table-row>
        <table:table-row>
          <table:table-cell/>
          <table:table-cell office:value-type="string" office:string-value="2rightarrow" table:style-name="ce1">
            <text:p>2rightarrow</text:p>
          </table:table-cell>
          <table:table-cell office:value-type="string" office:string-value="datepicker" table:style-name="ce1">
            <text:p>datepicker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27];&quot;approval&quot;);0;if(exact([.D27];&quot;draft&quot;);1;if(exact([.D27];&quot;approval&quot;);2;if(exact([.D27];&quot;final&quot;);3;0))))">
            <text:p>2</text:p>
          </table:table-cell>
          <table:table-cell/>
        </table:table-row>
        <table:table-row>
          <table:table-cell/>
          <table:table-cell office:value-type="string" office:string-value="1leftarrow" table:style-name="ce1">
            <text:p>1leftarrow</text:p>
          </table:table-cell>
          <table:table-cell office:value-type="string" office:string-value="datepicker, html" table:style-name="ce1">
            <text:p>datepicker, html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28];&quot;approval&quot;);0;if(exact([.D28];&quot;draft&quot;);1;if(exact([.D28];&quot;approval&quot;);2;if(exact([.D28];&quot;final&quot;);3;0))))">
            <text:p>2</text:p>
          </table:table-cell>
          <table:table-cell/>
        </table:table-row>
        <table:table-row>
          <table:table-cell/>
          <table:table-cell office:value-type="string" office:string-value="1rightarrow" table:style-name="ce1">
            <text:p>1rightarrow</text:p>
          </table:table-cell>
          <table:table-cell office:value-type="string" office:string-value="datepicker, html" table:style-name="ce1">
            <text:p>datepicker, html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29];&quot;approval&quot;);0;if(exact([.D29];&quot;draft&quot;);1;if(exact([.D29];&quot;approval&quot;);2;if(exact([.D29];&quot;final&quot;);3;0))))">
            <text:p>2</text:p>
          </table:table-cell>
          <table:table-cell/>
        </table:table-row>
        <table:table-row>
          <table:table-cell/>
          <table:table-cell office:value-type="string" office:string-value="contents" table:style-name="ce1">
            <text:p>contents</text:p>
          </table:table-cell>
          <table:table-cell office:value-type="string" office:string-value="help menu, printer config" table:style-name="ce1">
            <text:p>help menu, printer config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30];&quot;approval&quot;);0;if(exact([.D30];&quot;draft&quot;);1;if(exact([.D30];&quot;approval&quot;);2;if(exact([.D30];&quot;final&quot;);3;0))))">
            <text:p>2</text:p>
          </table:table-cell>
          <table:table-cell/>
        </table:table-row>
        <table:table-row>
          <table:table-cell/>
          <table:table-cell office:value-type="string" office:string-value="contexthelp" table:style-name="ce1">
            <text:p>contexthelp</text:p>
          </table:table-cell>
          <table:table-cell office:value-type="string" office:string-value="help menu" table:style-name="ce1">
            <text:p>help menu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31];&quot;approval&quot;);0;if(exact([.D31];&quot;draft&quot;);1;if(exact([.D31];&quot;approval&quot;);2;if(exact([.D31];&quot;final&quot;);3;0))))">
            <text:p>2</text:p>
          </table:table-cell>
          <table:table-cell/>
        </table:table-row>
        <table:table-row>
          <table:table-cell/>
          <table:table-cell office:value-type="string" office:string-value="about_kde" table:style-name="ce1">
            <text:p>about_kde</text:p>
          </table:table-cell>
          <table:table-cell office:value-type="string" office:string-value="help menu" table:style-name="ce1">
            <text:p>help menu</text:p>
          </table:table-cell>
          <table:table-cell/>
          <table:table-cell office:value-type="float" office:value="0" table:formula="=if(isblank([.D32];&quot;approval&quot;);0;if(exact([.D32];&quot;draft&quot;);1;if(exact([.D32];&quot;approval&quot;);2;if(exact([.D32];&quot;final&quot;);3;0))))">
            <text:p>0</text:p>
          </table:table-cell>
        </table:table-row>
        <table:table-row>
          <table:table-cell/>
          <table:table-cell office:value-type="string" office:string-value="completion" table:style-name="ce1">
            <text:p>completion</text:p>
          </table:table-cell>
          <table:table-cell office:value-type="string" office:string-value="line edits context menu" table:style-name="ce1">
            <text:p>line edits context menu</text:p>
          </table:table-cell>
          <table:table-cell/>
          <table:table-cell office:value-type="float" office:value="0" table:formula="=if(isblank([.D33];&quot;approval&quot;);0;if(exact([.D33];&quot;draft&quot;);1;if(exact([.D33];&quot;approval&quot;);2;if(exact([.D33];&quot;final&quot;);3;0))))">
            <text:p>0</text:p>
          </table:table-cell>
        </table:table-row>
        <table:table-row>
          <table:table-cell/>
          <table:table-cell office:value-type="string" office:string-value="rotate_cw" table:style-name="ce1">
            <text:p>rotate_cw</text:p>
          </table:table-cell>
          <table:table-cell office:value-type="string" office:string-value="pixmap region selector" table:style-name="ce1">
            <text:p>pixmap region selector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34];&quot;approval&quot;);0;if(exact([.D34];&quot;draft&quot;);1;if(exact([.D34];&quot;approval&quot;);2;if(exact([.D34];&quot;final&quot;);3;0))))">
            <text:p>2</text:p>
          </table:table-cell>
          <table:table-cell/>
        </table:table-row>
        <table:table-row>
          <table:table-cell/>
          <table:table-cell office:value-type="string" office:string-value="rotate_ccw" table:style-name="ce1">
            <text:p>rotate_ccw</text:p>
          </table:table-cell>
          <table:table-cell office:value-type="string" office:string-value="pixmap region selector" table:style-name="ce1">
            <text:p>pixmap region selector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35];&quot;approval&quot;);0;if(exact([.D35];&quot;draft&quot;);1;if(exact([.D35];&quot;approval&quot;);2;if(exact([.D35];&quot;final&quot;);3;0))))">
            <text:p>2</text:p>
          </table:table-cell>
          <table:table-cell/>
        </table:table-row>
        <table:table-row>
          <table:table-cell/>
          <table:table-cell office:value-type="string" office:string-value="spellcheck" table:style-name="ce1">
            <text:p>spellcheck</text:p>
          </table:table-cell>
          <table:table-cell office:value-type="string" office:string-value="text box context menu, kate, spell check action" table:style-name="ce1">
            <text:p>text box context menu, kate, spell check action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36];&quot;approval&quot;);0;if(exact([.D36];&quot;draft&quot;);1;if(exact([.D36];&quot;approval&quot;);2;if(exact([.D36];&quot;final&quot;);3;0))))">
            <text:p>2</text:p>
          </table:table-cell>
          <table:table-cell/>
        </table:table-row>
        <table:table-row>
          <table:table-cell/>
          <table:table-cell office:value-type="string" office:string-value="lock" table:style-name="ce1">
            <text:p>lock</text:p>
          </table:table-cell>
          <table:table-cell office:value-type="string" office:string-value="toolbar context menu, lock overlay" table:style-name="ce1">
            <text:p>toolbar context menu, lock overlay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37];&quot;approval&quot;);0;if(exact([.D37];&quot;draft&quot;);1;if(exact([.D37];&quot;approval&quot;);2;if(exact([.D37];&quot;final&quot;);3;0))))">
            <text:p>2</text:p>
          </table:table-cell>
          <table:table-cell/>
        </table:table-row>
        <table:table-row>
          <table:table-cell/>
          <table:table-cell office:value-type="string" office:string-value="unlock" table:style-name="ce1">
            <text:p>unlock</text:p>
          </table:table-cell>
          <table:table-cell office:value-type="string" office:string-value="toolbar context menu" table:style-name="ce1">
            <text:p>toolbar context menu</text:p>
          </table:table-cell>
          <table:table-cell/>
          <table:table-cell office:value-type="float" office:value="0" table:formula="=if(isblank([.D38];&quot;approval&quot;);0;if(exact([.D38];&quot;draft&quot;);1;if(exact([.D38];&quot;approval&quot;);2;if(exact([.D38];&quot;final&quot;);3;0))))">
            <text:p>0</text:p>
          </table:table-cell>
        </table:table-row>
        <table:table-row>
          <table:table-cell/>
          <table:table-cell office:value-type="string" office:string-value="next" table:style-name="ce1">
            <text:p>next</text:p>
          </table:table-cell>
          <table:table-cell office:value-type="string" office:string-value="next action, kate" table:style-name="ce1">
            <text:p>next action, kate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39];&quot;approval&quot;);0;if(exact([.D39];&quot;draft&quot;);1;if(exact([.D39];&quot;approval&quot;);2;if(exact([.D39];&quot;final&quot;);3;0))))">
            <text:p>2</text:p>
          </table:table-cell>
          <table:table-cell/>
        </table:table-row>
        <table:table-row>
          <table:table-cell/>
          <table:table-cell office:value-type="string" office:string-value="previous" table:style-name="ce1">
            <text:p>previous</text:p>
          </table:table-cell>
          <table:table-cell office:value-type="string" office:string-value="previous action, kate" table:style-name="ce1">
            <text:p>previous action, kate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40];&quot;approval&quot;);0;if(exact([.D40];&quot;draft&quot;);1;if(exact([.D40];&quot;approval&quot;);2;if(exact([.D40];&quot;final&quot;);3;0))))">
            <text:p>2</text:p>
          </table:table-cell>
          <table:table-cell/>
        </table:table-row>
        <table:table-row>
          <table:table-cell/>
          <table:table-cell office:value-type="string" office:string-value="stop" table:style-name="ce1">
            <text:p>stop</text:p>
          </table:table-cell>
          <table:table-cell office:value-type="string" office:string-value="kjs debugger, print preview, print job mgr" table:style-name="ce1">
            <text:p>kjs debugger, print preview, print job mgr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41];&quot;approval&quot;);0;if(exact([.D41];&quot;draft&quot;);1;if(exact([.D41];&quot;approval&quot;);2;if(exact([.D41];&quot;final&quot;);3;0))))">
            <text:p>2</text:p>
          </table:table-cell>
          <table:table-cell/>
        </table:table-row>
        <table:table-row>
          <table:table-cell/>
          <table:table-cell office:value-type="string" office:string-value="java" table:style-name="ce1">
            <text:p>java</text:p>
          </table:table-cell>
          <table:table-cell office:value-type="string" office:string-value="java applets" table:style-name="ce1">
            <text:p>java applets</text:p>
          </table:table-cell>
          <table:table-cell/>
          <table:table-cell office:value-type="float" office:value="0" table:formula="=if(isblank([.D42];&quot;approval&quot;);0;if(exact([.D42];&quot;draft&quot;);1;if(exact([.D42];&quot;approval&quot;);2;if(exact([.D42];&quot;final&quot;);3;0))))">
            <text:p>0</text:p>
          </table:table-cell>
          <table:table-cell office:value-type="string" office:string-value="see java_kjava" table:style-name="ce1">
            <text:p>see java_kjava</text:p>
          </table:table-cell>
          <table:table-cell/>
        </table:table-row>
        <table:table-row>
          <table:table-cell/>
          <table:table-cell office:value-type="string" office:string-value="1uparrow" table:style-name="ce1">
            <text:p>1uparrow</text:p>
          </table:table-cell>
          <table:table-cell office:value-type="string" office:string-value="khtml" table:style-name="ce1">
            <text:p>khtml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43];&quot;approval&quot;);0;if(exact([.D43];&quot;draft&quot;);1;if(exact([.D43];&quot;approval&quot;);2;if(exact([.D43];&quot;final&quot;);3;0))))">
            <text:p>2</text:p>
          </table:table-cell>
          <table:table-cell/>
        </table:table-row>
        <table:table-row>
          <table:table-cell/>
          <table:table-cell office:value-type="string" office:string-value="1downarrow" table:style-name="ce1">
            <text:p>1downarrow</text:p>
          </table:table-cell>
          <table:table-cell office:value-type="string" office:string-value="khtml" table:style-name="ce1">
            <text:p>khtml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44];&quot;approval&quot;);0;if(exact([.D44];&quot;draft&quot;);1;if(exact([.D44];&quot;approval&quot;);2;if(exact([.D44];&quot;final&quot;);3;0))))">
            <text:p>2</text:p>
          </table:table-cell>
          <table:table-cell/>
        </table:table-row>
        <table:table-row>
          <table:table-cell/>
          <table:table-cell office:value-type="string" office:string-value="mail_generic" table:style-name="ce1">
            <text:p>mail_generic</text:p>
          </table:table-cell>
          <table:table-cell office:value-type="string" office:string-value="khtml" table:style-name="ce1">
            <text:p>khtml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45];&quot;approval&quot;);0;if(exact([.D45];&quot;draft&quot;);1;if(exact([.D45];&quot;approval&quot;);2;if(exact([.D45];&quot;final&quot;);3;0))))">
            <text:p>2</text:p>
          </table:table-cell>
          <table:table-cell/>
        </table:table-row>
        <table:table-row>
          <table:table-cell/>
          <table:table-cell office:value-type="string" office:string-value="file_broken" table:style-name="ce1">
            <text:p>file_broken</text:p>
          </table:table-cell>
          <table:table-cell office:value-type="string" office:string-value="khtml" table:style-name="ce1">
            <text:p>khtml</text:p>
          </table:table-cell>
          <table:table-cell/>
          <table:table-cell office:value-type="float" office:value="0" table:formula="=if(isblank([.D46];&quot;approval&quot;);0;if(exact([.D46];&quot;draft&quot;);1;if(exact([.D46];&quot;approval&quot;);2;if(exact([.D46];&quot;final&quot;);3;0))))">
            <text:p>0</text:p>
          </table:table-cell>
        </table:table-row>
        <table:table-row>
          <table:table-cell/>
          <table:table-cell office:value-type="string" office:string-value="continue" table:style-name="ce1">
            <text:p>continue</text:p>
          </table:table-cell>
          <table:table-cell office:value-type="string" office:string-value="khtml/ecma/debugger/images" table:style-name="ce1">
            <text:p>khtml/ecma/debugger/images</text:p>
          </table:table-cell>
          <table:table-cell/>
          <table:table-cell office:value-type="float" office:value="0" table:formula="=if(isblank([.D47];&quot;approval&quot;);0;if(exact([.D47];&quot;draft&quot;);1;if(exact([.D47];&quot;approval&quot;);2;if(exact([.D47];&quot;final&quot;);3;0))))">
            <text:p>0</text:p>
          </table:table-cell>
          <table:table-cell office:value-type="string" office:string-value="not using icon theme?!" table:style-name="ce1">
            <text:p>not using icon theme?!</text:p>
          </table:table-cell>
          <table:table-cell/>
        </table:table-row>
        <table:table-row>
          <table:table-cell/>
          <table:table-cell office:value-type="string" office:string-value="stop" table:style-name="ce1">
            <text:p>stop</text:p>
          </table:table-cell>
          <table:table-cell office:value-type="string" office:string-value="khtml/ecma/debugger/images" table:style-name="ce1">
            <text:p>khtml/ecma/debugger/images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48];&quot;approval&quot;);0;if(exact([.D48];&quot;draft&quot;);1;if(exact([.D48];&quot;approval&quot;);2;if(exact([.D48];&quot;final&quot;);3;0))))">
            <text:p>2</text:p>
          </table:table-cell>
          <table:table-cell office:value-type="string" office:string-value="not using icon theme?!" table:style-name="ce1">
            <text:p>not using icon theme?!</text:p>
          </table:table-cell>
          <table:table-cell/>
        </table:table-row>
        <table:table-row>
          <table:table-cell/>
          <table:table-cell office:value-type="string" office:string-value="step-into" table:style-name="ce1">
            <text:p>step-into</text:p>
          </table:table-cell>
          <table:table-cell office:value-type="string" office:string-value="khtml/ecma/debugger/images" table:style-name="ce1">
            <text:p>khtml/ecma/debugger/images</text:p>
          </table:table-cell>
          <table:table-cell/>
          <table:table-cell office:value-type="float" office:value="0" table:formula="=if(isblank([.D49];&quot;approval&quot;);0;if(exact([.D49];&quot;draft&quot;);1;if(exact([.D49];&quot;approval&quot;);2;if(exact([.D49];&quot;final&quot;);3;0))))">
            <text:p>0</text:p>
          </table:table-cell>
          <table:table-cell office:value-type="string" office:string-value="not using icon theme?!" table:style-name="ce1">
            <text:p>not using icon theme?!</text:p>
          </table:table-cell>
          <table:table-cell/>
        </table:table-row>
        <table:table-row>
          <table:table-cell/>
          <table:table-cell office:value-type="string" office:string-value="step-out" table:style-name="ce1">
            <text:p>step-out</text:p>
          </table:table-cell>
          <table:table-cell office:value-type="string" office:string-value="khtml/ecma/debugger/images" table:style-name="ce1">
            <text:p>khtml/ecma/debugger/images</text:p>
          </table:table-cell>
          <table:table-cell/>
          <table:table-cell office:value-type="float" office:value="0" table:formula="=if(isblank([.D50];&quot;approval&quot;);0;if(exact([.D50];&quot;draft&quot;);1;if(exact([.D50];&quot;approval&quot;);2;if(exact([.D50];&quot;final&quot;);3;0))))">
            <text:p>0</text:p>
          </table:table-cell>
          <table:table-cell office:value-type="string" office:string-value="not using icon theme?!" table:style-name="ce1">
            <text:p>not using icon theme?!</text:p>
          </table:table-cell>
          <table:table-cell/>
        </table:table-row>
        <table:table-row>
          <table:table-cell/>
          <table:table-cell office:value-type="string" office:string-value="step-over" table:style-name="ce1">
            <text:p>step-over</text:p>
          </table:table-cell>
          <table:table-cell office:value-type="string" office:string-value="khtml/ecma/debugger/images" table:style-name="ce1">
            <text:p>khtml/ecma/debugger/images</text:p>
          </table:table-cell>
          <table:table-cell/>
          <table:table-cell office:value-type="float" office:value="0" table:formula="=if(isblank([.D51];&quot;approval&quot;);0;if(exact([.D51];&quot;draft&quot;);1;if(exact([.D51];&quot;approval&quot;);2;if(exact([.D51];&quot;final&quot;);3;0))))">
            <text:p>0</text:p>
          </table:table-cell>
          <table:table-cell office:value-type="string" office:string-value="not using icon theme?!" table:style-name="ce1">
            <text:p>not using icon theme?!</text:p>
          </table:table-cell>
          <table:table-cell/>
        </table:table-row>
        <table:table-row>
          <table:table-cell/>
          <table:table-cell office:value-type="string" office:string-value="window_new" table:style-name="ce1">
            <text:p>window_new</text:p>
          </table:table-cell>
          <table:table-cell office:value-type="string" office:string-value="khtml, kate" table:style-name="ce1">
            <text:p>khtml, kate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52];&quot;approval&quot;);0;if(exact([.D52];&quot;draft&quot;);1;if(exact([.D52];&quot;approval&quot;);2;if(exact([.D52];&quot;final&quot;);3;0))))">
            <text:p>2</text:p>
          </table:table-cell>
          <table:table-cell/>
        </table:table-row>
        <table:table-row>
          <table:table-cell/>
          <table:table-cell office:value-type="string" office:string-value="tab_new" table:style-name="ce1">
            <text:p>tab_new</text:p>
          </table:table-cell>
          <table:table-cell office:value-type="string" office:string-value="khtml" table:style-name="ce1">
            <text:p>khtml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53];&quot;approval&quot;);0;if(exact([.D53];&quot;draft&quot;);1;if(exact([.D53];&quot;approval&quot;);2;if(exact([.D53];&quot;final&quot;);3;0))))">
            <text:p>2</text:p>
          </table:table-cell>
          <table:table-cell/>
        </table:table-row>
        <table:table-row>
          <table:table-cell/>
          <table:table-cell office:value-type="string" office:string-value="idea" table:style-name="ce1">
            <text:p>idea</text:p>
          </table:table-cell>
          <table:table-cell office:value-type="string" office:string-value="ktip dialog and action" table:style-name="ce1">
            <text:p>ktip dialog and action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54];&quot;approval&quot;);0;if(exact([.D54];&quot;draft&quot;);1;if(exact([.D54];&quot;approval&quot;);2;if(exact([.D54];&quot;final&quot;);3;0))))">
            <text:p>2</text:p>
          </table:table-cell>
          <table:table-cell/>
        </table:table-row>
        <table:table-row>
          <table:table-cell/>
          <table:table-cell office:value-type="string" office:string-value="fileclose" table:style-name="ce1">
            <text:p>fileclose</text:p>
          </table:table-cell>
          <table:table-cell office:value-type="string" office:string-value="tab bar, javascript error dialog, kross script, actions" table:style-name="ce1">
            <text:p>tab bar, javascript error dialog, kross script, actions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55];&quot;approval&quot;);0;if(exact([.D55];&quot;draft&quot;);1;if(exact([.D55];&quot;approval&quot;);2;if(exact([.D55];&quot;final&quot;);3;0))))">
            <text:p>2</text:p>
          </table:table-cell>
          <table:table-cell/>
        </table:table-row>
        <table:table-row>
          <table:table-cell/>
          <table:table-cell office:value-type="string" office:string-value="xapp" table:style-name="ce1">
            <text:p>xapp</text:p>
          </table:table-cell>
          <table:table-cell office:value-type="string" office:string-value="window titles" table:style-name="ce1">
            <text:p>window titles</text:p>
          </table:table-cell>
          <table:table-cell/>
          <table:table-cell office:value-type="float" office:value="0" table:formula="=if(isblank([.D56];&quot;approval&quot;);0;if(exact([.D56];&quot;draft&quot;);1;if(exact([.D56];&quot;approval&quot;);2;if(exact([.D56];&quot;final&quot;);3;0))))">
            <text:p>0</text:p>
          </table:table-cell>
          <table:table-cell office:value-type="string" office:string-value="there is X.svg in BOTH actions/ and apps/?" table:style-name="ce1">
            <text:p>there is X.svg in BOTH actions/ and apps/?</text:p>
          </table:table-cell>
          <table:table-cell/>
        </table:table-row>
        <table:table-row>
          <table:table-cell/>
          <table:table-cell office:value-type="string" office:string-value="charset" table:style-name="ce1">
            <text:p>charset</text:p>
          </table:table-cell>
          <table:table-cell office:value-type="string" office:string-value="khtml (encodings)" table:style-name="ce1">
            <text:p>khtml (encodings)</text:p>
          </table:table-cell>
          <table:table-cell/>
          <table:table-cell office:value-type="float" office:value="0" table:formula="=if(isblank([.D57];&quot;approval&quot;);0;if(exact([.D57];&quot;draft&quot;);1;if(exact([.D57];&quot;approval&quot;);2;if(exact([.D57];&quot;final&quot;);3;0))))">
            <text:p>0</text:p>
          </table:table-cell>
        </table:table-row>
        <table:table-row>
          <table:table-cell/>
          <table:table-cell office:value-type="string" office:string-value="frameprint" table:style-name="ce1">
            <text:p>frameprint</text:p>
          </table:table-cell>
          <table:table-cell office:value-type="string" office:string-value="khtml print" table:style-name="ce1">
            <text:p>khtml print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58];&quot;approval&quot;);0;if(exact([.D58];&quot;draft&quot;);1;if(exact([.D58];&quot;approval&quot;);2;if(exact([.D58];&quot;final&quot;);3;0))))">
            <text:p>2</text:p>
          </table:table-cell>
          <table:table-cell/>
        </table:table-row>
        <table:table-row>
          <table:table-cell/>
          <table:table-cell table:style-name="ce1"/>
          <table:table-cell office:value-type="string" office:string-value="javascript error dialog, dialog button" table:style-name="ce1">
            <text:p>javascript error dialog, dialog button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59];&quot;approval&quot;);0;if(exact([.D59];&quot;draft&quot;);1;if(exact([.D59];&quot;approval&quot;);2;if(exact([.D59];&quot;final&quot;);3;0))))">
            <text:p>2</text:p>
          </table:table-cell>
          <table:table-cell/>
        </table:table-row>
        <table:table-row>
          <table:table-cell/>
          <table:table-cell office:value-type="string" office:string-value="images_display" table:style-name="ce1">
            <text:p>images_display</text:p>
          </table:table-cell>
          <table:table-cell office:value-type="string" office:string-value="khtml" table:style-name="ce1">
            <text:p>khtml</text:p>
          </table:table-cell>
          <table:table-cell/>
          <table:table-cell office:value-type="float" office:value="0" table:formula="=if(isblank([.D60];&quot;approval&quot;);0;if(exact([.D60];&quot;draft&quot;);1;if(exact([.D60];&quot;approval&quot;);2;if(exact([.D60];&quot;final&quot;);3;0))))">
            <text:p>0</text:p>
          </table:table-cell>
        </table:table-row>
        <table:table-row>
          <table:table-cell/>
          <table:table-cell office:value-type="string" office:string-value="reload" table:style-name="ce1">
            <text:p>reload</text:p>
          </table:table-cell>
          <table:table-cell office:value-type="string" office:string-value="khtml, kate, print job mgr, printer config" table:style-name="ce1">
            <text:p>khtml, kate, print job mgr, printer config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61];&quot;approval&quot;);0;if(exact([.D61];&quot;draft&quot;);1;if(exact([.D61];&quot;approval&quot;);2;if(exact([.D61];&quot;final&quot;);3;0))))">
            <text:p>2</text:p>
          </table:table-cell>
          <table:table-cell/>
        </table:table-row>
        <table:table-row>
          <table:table-cell/>
          <table:table-cell office:value-type="string" office:string-value="print" table:style-name="ce1">
            <text:p>print</text:p>
          </table:table-cell>
          <table:table-cell office:value-type="string" office:string-value="khtml print" table:style-name="ce1">
            <text:p>khtml print</text:p>
          </table:table-cell>
          <table:table-cell/>
          <table:table-cell office:value-type="float" office:value="0" table:formula="=if(isblank([.D62];&quot;approval&quot;);0;if(exact([.D62];&quot;draft&quot;);1;if(exact([.D62];&quot;approval&quot;);2;if(exact([.D62];&quot;final&quot;);3;0))))">
            <text:p>0</text:p>
          </table:table-cell>
        </table:table-row>
        <table:table-row>
          <table:table-cell/>
          <table:table-cell office:value-type="string" office:string-value="fileopen" table:style-name="ce1">
            <text:p>fileopen</text:p>
          </table:table-cell>
          <table:table-cell office:value-type="string" office:string-value="url line edit, file dialog, kprinter" table:style-name="ce1">
            <text:p>url line edit, file dialog, kprinter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63];&quot;approval&quot;);0;if(exact([.D63];&quot;draft&quot;);1;if(exact([.D63];&quot;approval&quot;);2;if(exact([.D63];&quot;final&quot;);3;0))))">
            <text:p>2</text:p>
          </table:table-cell>
          <table:table-cell office:value-type="string" office:string-value="needs finalizing of folder.svg?" table:style-name="ce1">
            <text:p>needs finalizing of folder.svg?</text:p>
          </table:table-cell>
          <table:table-cell/>
        </table:table-row>
        <table:table-row>
          <table:table-cell/>
          <table:table-cell office:value-type="string" office:string-value="bookmark" table:style-name="ce1">
            <text:p>bookmark</text:p>
          </table:table-cell>
          <table:table-cell office:value-type="string" office:string-value="file dialog, kate, edit bookmark action" table:style-name="ce1">
            <text:p>file dialog, kate, edit bookmark action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64];&quot;approval&quot;);0;if(exact([.D64];&quot;draft&quot;);1;if(exact([.D64];&quot;approval&quot;);2;if(exact([.D64];&quot;final&quot;);3;0))))">
            <text:p>2</text:p>
          </table:table-cell>
          <table:table-cell/>
        </table:table-row>
        <table:table-row>
          <table:table-cell/>
          <table:table-cell office:value-type="string" office:string-value="configure" table:style-name="ce1">
            <text:p>configure</text:p>
          </table:table-cell>
          <table:table-cell office:value-type="string" office:string-value="file dialog, properties dialog, kate" table:style-name="ce1">
            <text:p>file dialog, properties dialog, kate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65];&quot;approval&quot;);0;if(exact([.D65];&quot;draft&quot;);1;if(exact([.D65];&quot;approval&quot;);2;if(exact([.D65];&quot;final&quot;);3;0))))">
            <text:p>2</text:p>
          </table:table-cell>
          <table:table-cell/>
        </table:table-row>
        <table:table-row>
          <table:table-cell/>
          <table:table-cell office:value-type="string" office:string-value="password" table:style-name="ce1">
            <text:p>password</text:p>
          </table:table-cell>
          <table:table-cell office:value-type="string" office:string-value="password dialog" table:style-name="ce1">
            <text:p>password dialog</text:p>
          </table:table-cell>
          <table:table-cell/>
          <table:table-cell office:value-type="float" office:value="0" table:formula="=if(isblank([.D66];&quot;approval&quot;);0;if(exact([.D66];&quot;draft&quot;);1;if(exact([.D66];&quot;approval&quot;);2;if(exact([.D66];&quot;final&quot;);3;0))))">
            <text:p>0</text:p>
          </table:table-cell>
        </table:table-row>
        <table:table-row>
          <table:table-cell/>
          <table:table-cell office:value-type="string" office:string-value="filesave" table:style-name="ce1">
            <text:p>filesave</text:p>
          </table:table-cell>
          <table:table-cell office:value-type="string" office:string-value="download progress, kate, save action" table:style-name="ce1">
            <text:p>download progress, kate, save action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67];&quot;approval&quot;);0;if(exact([.D67];&quot;draft&quot;);1;if(exact([.D67];&quot;approval&quot;);2;if(exact([.D67];&quot;final&quot;);3;0))))">
            <text:p>2</text:p>
          </table:table-cell>
          <table:table-cell/>
        </table:table-row>
        <table:table-row>
          <table:table-cell/>
          <table:table-cell office:value-type="string" office:string-value="unknown" table:style-name="ce1">
            <text:p>unknown</text:p>
          </table:table-cell>
          <table:table-cell office:value-type="string" office:string-value="mimetype dialog" table:style-name="ce1">
            <text:p>mimetype dialog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68];&quot;approval&quot;);0;if(exact([.D68];&quot;draft&quot;);1;if(exact([.D68];&quot;approval&quot;);2;if(exact([.D68];&quot;final&quot;);3;0))))">
            <text:p>2</text:p>
          </table:table-cell>
          <table:table-cell/>
        </table:table-row>
        <table:table-row>
          <table:table-cell/>
          <table:table-cell office:value-type="string" office:string-value="bookmarks_list_add" table:style-name="ce1">
            <text:p>bookmarks_list_add</text:p>
          </table:table-cell>
          <table:table-cell office:value-type="string" office:string-value="bookmark menu" table:style-name="ce1">
            <text:p>bookmark menu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69];&quot;approval&quot;);0;if(exact([.D69];&quot;draft&quot;);1;if(exact([.D69];&quot;approval&quot;);2;if(exact([.D69];&quot;final&quot;);3;0))))">
            <text:p>2</text:p>
          </table:table-cell>
          <table:table-cell/>
        </table:table-row>
        <table:table-row>
          <table:table-cell/>
          <table:table-cell office:value-type="string" office:string-value="bookmark_add" table:style-name="ce1">
            <text:p>bookmark_add</text:p>
          </table:table-cell>
          <table:table-cell office:value-type="string" office:string-value="bookmark menu" table:style-name="ce1">
            <text:p>bookmark menu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70];&quot;approval&quot;);0;if(exact([.D70];&quot;draft&quot;);1;if(exact([.D70];&quot;approval&quot;);2;if(exact([.D70];&quot;final&quot;);3;0))))">
            <text:p>2</text:p>
          </table:table-cell>
          <table:table-cell/>
        </table:table-row>
        <table:table-row>
          <table:table-cell/>
          <table:table-cell office:value-type="string" office:string-value="folder_new" table:style-name="ce1">
            <text:p>folder_new</text:p>
          </table:table-cell>
          <table:table-cell office:value-type="string" office:string-value="bookmark menu, file dialog" table:style-name="ce1">
            <text:p>bookmark menu, file dialog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71];&quot;approval&quot;);0;if(exact([.D71];&quot;draft&quot;);1;if(exact([.D71];&quot;approval&quot;);2;if(exact([.D71];&quot;final&quot;);3;0))))">
            <text:p>2</text:p>
          </table:table-cell>
          <table:table-cell office:value-type="string" office:string-value="needs finalizing of folder.svg?" table:style-name="ce1">
            <text:p>needs finalizing of folder.svg?</text:p>
          </table:table-cell>
          <table:table-cell/>
        </table:table-row>
        <table:table-row>
          <table:table-cell/>
          <table:table-cell office:value-type="string" office:string-value="folder" table:style-name="ce1">
            <text:p>folder</text:p>
          </table:table-cell>
          <table:table-cell office:value-type="string" office:string-value="kboomarkmenu, kdeprint" table:style-name="ce1">
            <text:p>kboomarkmenu, kdeprint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72];&quot;approval&quot;);0;if(exact([.D72];&quot;draft&quot;);1;if(exact([.D72];&quot;approval&quot;);2;if(exact([.D72];&quot;final&quot;);3;0))))">
            <text:p>2</text:p>
          </table:table-cell>
          <table:table-cell/>
        </table:table-row>
        <table:table-row>
          <table:table-cell/>
          <table:table-cell office:value-type="string" office:string-value="thumbnail" table:style-name="ce1">
            <text:p>thumbnail</text:p>
          </table:table-cell>
          <table:table-cell office:value-type="string" office:string-value="image previewer, file dialog" table:style-name="ce1">
            <text:p>image previewer, file dialog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73];&quot;approval&quot;);0;if(exact([.D73];&quot;draft&quot;);1;if(exact([.D73];&quot;approval&quot;);2;if(exact([.D73];&quot;final&quot;);3;0))))">
            <text:p>2</text:p>
          </table:table-cell>
          <table:table-cell/>
        </table:table-row>
        <table:table-row>
          <table:table-cell/>
          <table:table-cell office:value-type="string" office:string-value="player_play" table:style-name="ce1">
            <text:p>player_play</text:p>
          </table:table-cell>
          <table:table-cell office:value-type="string" office:string-value="notification dialog" table:style-name="ce1">
            <text:p>notification dialog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74];&quot;approval&quot;);0;if(exact([.D74];&quot;draft&quot;);1;if(exact([.D74];&quot;approval&quot;);2;if(exact([.D74];&quot;final&quot;);3;0))))">
            <text:p>2</text:p>
          </table:table-cell>
          <table:table-cell/>
        </table:table-row>
        <table:table-row>
          <table:table-cell/>
          <table:table-cell office:value-type="string" office:string-value="folder_open" table:style-name="ce1">
            <text:p>folder_open</text:p>
          </table:table-cell>
          <table:table-cell office:value-type="string" office:string-value="url drop list" table:style-name="ce1">
            <text:p>url drop list</text:p>
          </table:table-cell>
          <table:table-cell/>
          <table:table-cell office:value-type="float" office:value="0" table:formula="=if(isblank([.D75];&quot;approval&quot;);0;if(exact([.D75];&quot;draft&quot;);1;if(exact([.D75];&quot;approval&quot;);2;if(exact([.D75];&quot;final&quot;);3;0))))">
            <text:p>0</text:p>
          </table:table-cell>
        </table:table-row>
        <table:table-row>
          <table:table-cell/>
          <table:table-cell office:value-type="string" office:string-value="edit" table:style-name="ce1">
            <text:p>edit</text:p>
          </table:table-cell>
          <table:table-cell office:value-type="string" office:string-value="file dialog speedbar, kate" table:style-name="ce1">
            <text:p>file dialog speedbar, kate</text:p>
          </table:table-cell>
          <table:table-cell/>
          <table:table-cell office:value-type="float" office:value="0" table:formula="=if(isblank([.D76];&quot;approval&quot;);0;if(exact([.D76];&quot;draft&quot;);1;if(exact([.D76];&quot;approval&quot;);2;if(exact([.D76];&quot;final&quot;);3;0))))">
            <text:p>0</text:p>
          </table:table-cell>
        </table:table-row>
        <table:table-row>
          <table:table-cell/>
          <table:table-cell office:value-type="string" office:string-value="editdelete" table:style-name="ce1">
            <text:p>editdelete</text:p>
          </table:table-cell>
          <table:table-cell office:value-type="string" office:string-value="file dialog, kdeprint" table:style-name="ce1">
            <text:p>file dialog, kdeprint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77];&quot;approval&quot;);0;if(exact([.D77];&quot;draft&quot;);1;if(exact([.D77];&quot;approval&quot;);2;if(exact([.D77];&quot;final&quot;);3;0))))">
            <text:p>2</text:p>
          </table:table-cell>
          <table:table-cell/>
        </table:table-row>
        <table:table-row>
          <table:table-cell/>
          <table:table-cell office:value-type="string" office:string-value="edittrash" table:style-name="ce1">
            <text:p>edittrash</text:p>
          </table:table-cell>
          <table:table-cell office:value-type="string" office:string-value="file dialog, print job mgr" table:style-name="ce1">
            <text:p>file dialog, print job mgr</text:p>
          </table:table-cell>
          <table:table-cell/>
          <table:table-cell office:value-type="float" office:value="0" table:formula="=if(isblank([.D78];&quot;approval&quot;);0;if(exact([.D78];&quot;draft&quot;);1;if(exact([.D78];&quot;approval&quot;);2;if(exact([.D78];&quot;final&quot;);3;0))))">
            <text:p>0</text:p>
          </table:table-cell>
          <table:table-cell office:value-type="string" office:string-value="should we just replace this with the trash can from filesystem/?" table:style-name="ce1">
            <text:p>should we just replace this with the trash can from filesystem/?</text:p>
          </table:table-cell>
          <table:table-cell table:number-columns-repeated="2"/>
        </table:table-row>
        <table:table-row>
          <table:table-cell/>
          <table:table-cell office:value-type="string" office:string-value="view_multicolumn" table:style-name="ce1">
            <text:p>view_multicolumn</text:p>
          </table:table-cell>
          <table:table-cell office:value-type="string" office:string-value="file dialog" table:style-name="ce1">
            <text:p>file dialog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79];&quot;approval&quot;);0;if(exact([.D79];&quot;draft&quot;);1;if(exact([.D79];&quot;approval&quot;);2;if(exact([.D79];&quot;final&quot;);3;0))))">
            <text:p>2</text:p>
          </table:table-cell>
          <table:table-cell/>
        </table:table-row>
        <table:table-row>
          <table:table-cell/>
          <table:table-cell office:value-type="string" office:string-value="view_detailed" table:style-name="ce1">
            <text:p>view_detailed</text:p>
          </table:table-cell>
          <table:table-cell office:value-type="string" office:string-value="file dialog" table:style-name="ce1">
            <text:p>file dialog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80];&quot;approval&quot;);0;if(exact([.D80];&quot;draft&quot;);1;if(exact([.D80];&quot;approval&quot;);2;if(exact([.D80];&quot;final&quot;);3;0))))">
            <text:p>2</text:p>
          </table:table-cell>
          <table:table-cell/>
        </table:table-row>
        <table:table-row>
          <table:table-cell/>
          <table:table-cell office:value-type="string" office:string-value="text_bold">
            <text:p>text_bold</text:p>
          </table:table-cell>
          <table:table-cell office:value-type="string" office:string-value="kate">
            <text:p>kate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81];&quot;approval&quot;);0;if(exact([.D81];&quot;draft&quot;);1;if(exact([.D81];&quot;approval&quot;);2;if(exact([.D81];&quot;final&quot;);3;0))))">
            <text:p>2</text:p>
          </table:table-cell>
        </table:table-row>
        <table:table-row>
          <table:table-cell/>
          <table:table-cell office:value-type="string" office:string-value="text_italic">
            <text:p>text_italic</text:p>
          </table:table-cell>
          <table:table-cell office:value-type="string" office:string-value="kate">
            <text:p>kate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82];&quot;approval&quot;);0;if(exact([.D82];&quot;draft&quot;);1;if(exact([.D82];&quot;approval&quot;);2;if(exact([.D82];&quot;final&quot;);3;0))))">
            <text:p>2</text:p>
          </table:table-cell>
        </table:table-row>
        <table:table-row>
          <table:table-cell/>
          <table:table-cell office:value-type="string" office:string-value="text_under">
            <text:p>text_under</text:p>
          </table:table-cell>
          <table:table-cell office:value-type="string" office:string-value="kate">
            <text:p>kate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83];&quot;approval&quot;);0;if(exact([.D83];&quot;draft&quot;);1;if(exact([.D83];&quot;approval&quot;);2;if(exact([.D83];&quot;final&quot;);3;0))))">
            <text:p>2</text:p>
          </table:table-cell>
        </table:table-row>
        <table:table-row>
          <table:table-cell/>
          <table:table-cell office:value-type="string" office:string-value="text_strike">
            <text:p>text_strike</text:p>
          </table:table-cell>
          <table:table-cell office:value-type="string" office:string-value="kate">
            <text:p>kate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84];&quot;approval&quot;);0;if(exact([.D84];&quot;draft&quot;);1;if(exact([.D84];&quot;approval&quot;);2;if(exact([.D84];&quot;final&quot;);3;0))))">
            <text:p>2</text:p>
          </table:table-cell>
        </table:table-row>
        <table:table-row>
          <table:table-cell/>
          <table:table-cell office:value-type="string" office:string-value="view_text">
            <text:p>view_text</text:p>
          </table:table-cell>
          <table:table-cell office:value-type="string" office:string-value="kate" table:style-name="custom-style1">
            <text:p>kate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85];&quot;approval&quot;);0;if(exact([.D85];&quot;draft&quot;);1;if(exact([.D85];&quot;approval&quot;);2;if(exact([.D85];&quot;final&quot;);3;0))))">
            <text:p>2</text:p>
          </table:table-cell>
        </table:table-row>
        <table:table-row>
          <table:table-cell/>
          <table:table-cell office:value-type="string" office:string-value="colorize">
            <text:p>colorize</text:p>
          </table:table-cell>
          <table:table-cell office:value-type="string" office:string-value="kate" table:style-name="custom-style1">
            <text:p>kate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86];&quot;approval&quot;);0;if(exact([.D86];&quot;draft&quot;);1;if(exact([.D86];&quot;approval&quot;);2;if(exact([.D86];&quot;final&quot;);3;0))))">
            <text:p>2</text:p>
          </table:table-cell>
        </table:table-row>
        <table:table-row>
          <table:table-cell/>
          <table:table-cell office:value-type="string" office:string-value="frame_edit">
            <text:p>frame_edit</text:p>
          </table:table-cell>
          <table:table-cell office:value-type="string" office:string-value="kate" table:style-name="custom-style1">
            <text:p>kate</text:p>
          </table:table-cell>
          <table:table-cell/>
          <table:table-cell office:value-type="float" office:value="0" table:formula="=if(isblank([.D87];&quot;approval&quot;);0;if(exact([.D87];&quot;draft&quot;);1;if(exact([.D87];&quot;approval&quot;);2;if(exact([.D87];&quot;final&quot;);3;0))))">
            <text:p>0</text:p>
          </table:table-cell>
        </table:table-row>
        <table:table-row>
          <table:table-cell/>
          <table:table-cell office:value-type="string" office:string-value="rightjust">
            <text:p>rightjust</text:p>
          </table:table-cell>
          <table:table-cell office:value-type="string" office:string-value="kate" table:style-name="custom-style1">
            <text:p>kate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88];&quot;approval&quot;);0;if(exact([.D88];&quot;draft&quot;);1;if(exact([.D88];&quot;approval&quot;);2;if(exact([.D88];&quot;final&quot;);3;0))))">
            <text:p>2</text:p>
          </table:table-cell>
        </table:table-row>
        <table:table-row>
          <table:table-cell/>
          <table:table-cell office:value-type="string" office:string-value="source">
            <text:p>source</text:p>
          </table:table-cell>
          <table:table-cell office:value-type="string" office:string-value="kate" table:style-name="custom-style1">
            <text:p>kate</text:p>
          </table:table-cell>
          <table:table-cell/>
          <table:table-cell office:value-type="float" office:value="0" table:formula="=if(isblank([.D89];&quot;approval&quot;);0;if(exact([.D89];&quot;draft&quot;);1;if(exact([.D89];&quot;approval&quot;);2;if(exact([.D89];&quot;final&quot;);3;0))))">
            <text:p>0</text:p>
          </table:table-cell>
        </table:table-row>
        <table:table-row>
          <table:table-cell/>
          <table:table-cell office:value-type="string" office:string-value="key_enter">
            <text:p>key_enter</text:p>
          </table:table-cell>
          <table:table-cell office:value-type="string" office:string-value="kate" table:style-name="custom-style1">
            <text:p>kate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90];&quot;approval&quot;);0;if(exact([.D90];&quot;draft&quot;);1;if(exact([.D90];&quot;approval&quot;);2;if(exact([.D90];&quot;final&quot;);3;0))))">
            <text:p>2</text:p>
          </table:table-cell>
        </table:table-row>
        <table:table-row>
          <table:table-cell/>
          <table:table-cell office:value-type="string" office:string-value="connect_established">
            <text:p>connect_established</text:p>
          </table:table-cell>
          <table:table-cell office:value-type="string" office:string-value="kate" table:style-name="custom-style1">
            <text:p>kate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91];&quot;approval&quot;);0;if(exact([.D91];&quot;draft&quot;);1;if(exact([.D91];&quot;approval&quot;);2;if(exact([.D91];&quot;final&quot;);3;0))))">
            <text:p>2</text:p>
          </table:table-cell>
        </table:table-row>
        <table:table-row>
          <table:table-cell/>
          <table:table-cell office:value-type="string" office:string-value="indent">
            <text:p>indent</text:p>
          </table:table-cell>
          <table:table-cell office:value-type="string" office:string-value="kate" table:style-name="custom-style1">
            <text:p>kate</text:p>
          </table:table-cell>
          <table:table-cell/>
          <table:table-cell office:value-type="float" office:value="0" table:formula="=if(isblank([.D92];&quot;approval&quot;);0;if(exact([.D92];&quot;draft&quot;);1;if(exact([.D92];&quot;approval&quot;);2;if(exact([.D92];&quot;final&quot;);3;0))))">
            <text:p>0</text:p>
          </table:table-cell>
        </table:table-row>
        <table:table-row>
          <table:table-cell/>
          <table:table-cell office:value-type="string" office:string-value="unindent">
            <text:p>unindent</text:p>
          </table:table-cell>
          <table:table-cell office:value-type="string" office:string-value="kate" table:style-name="custom-style1">
            <text:p>kate</text:p>
          </table:table-cell>
          <table:table-cell/>
          <table:table-cell office:value-type="float" office:value="0" table:formula="=if(isblank([.D93];&quot;approval&quot;);0;if(exact([.D93];&quot;draft&quot;);1;if(exact([.D93];&quot;approval&quot;);2;if(exact([.D93];&quot;final&quot;);3;0))))">
            <text:p>0</text:p>
          </table:table-cell>
        </table:table-row>
        <table:table-row>
          <table:table-cell/>
          <table:table-cell office:value-type="string" office:string-value="viewmag">
            <text:p>viewmag</text:p>
          </table:table-cell>
          <table:table-cell office:value-type="string" office:string-value="kate">
            <text:p>kate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94];&quot;approval&quot;);0;if(exact([.D94];&quot;draft&quot;);1;if(exact([.D94];&quot;approval&quot;);2;if(exact([.D94];&quot;final&quot;);3;0))))">
            <text:p>2</text:p>
          </table:table-cell>
        </table:table-row>
        <table:table-row>
          <table:table-cell/>
          <table:table-cell office:value-type="string" office:string-value="viewmag-">
            <text:p>viewmag-</text:p>
          </table:table-cell>
          <table:table-cell office:value-type="string" office:string-value="kate">
            <text:p>kate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95];&quot;approval&quot;);0;if(exact([.D95];&quot;draft&quot;);1;if(exact([.D95];&quot;approval&quot;);2;if(exact([.D95];&quot;final&quot;);3;0))))">
            <text:p>2</text:p>
          </table:table-cell>
        </table:table-row>
        <table:table-row>
          <table:table-cell/>
          <table:table-cell office:value-type="string" office:string-value="viewmag">
            <text:p>viewmag</text:p>
          </table:table-cell>
          <table:table-cell office:value-type="string" office:string-value="actions">
            <text:p>actions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96];&quot;approval&quot;);0;if(exact([.D96];&quot;draft&quot;);1;if(exact([.D96];&quot;approval&quot;);2;if(exact([.D96];&quot;final&quot;);3;0))))">
            <text:p>2</text:p>
          </table:table-cell>
        </table:table-row>
        <table:table-row>
          <table:table-cell/>
          <table:table-cell office:value-type="string" office:string-value="sort">
            <text:p>sort</text:p>
          </table:table-cell>
          <table:table-cell office:value-type="string" office:string-value="kate" table:style-name="custom-style1">
            <text:p>kate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97];&quot;approval&quot;);0;if(exact([.D97];&quot;draft&quot;);1;if(exact([.D97];&quot;approval&quot;);2;if(exact([.D97];&quot;final&quot;);3;0))))">
            <text:p>2</text:p>
          </table:table-cell>
        </table:table-row>
        <table:table-row>
          <table:table-cell/>
          <table:table-cell office:value-type="string" office:string-value="filter">
            <text:p>filter</text:p>
          </table:table-cell>
          <table:table-cell office:value-type="string" office:string-value="kate, kprinter" table:style-name="custom-style1">
            <text:p>kate, kprinter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98];&quot;approval&quot;);0;if(exact([.D98];&quot;draft&quot;);1;if(exact([.D98];&quot;approval&quot;);2;if(exact([.D98];&quot;final&quot;);3;0))))">
            <text:p>2</text:p>
          </table:table-cell>
        </table:table-row>
        <table:table-row>
          <table:table-cell/>
          <table:table-cell office:value-type="string" office:string-value="ok">
            <text:p>ok</text:p>
          </table:table-cell>
          <table:table-cell office:value-type="string" office:string-value="kate, knewstuff" table:style-name="custom-style1">
            <text:p>kate, knewstuff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99];&quot;approval&quot;);0;if(exact([.D99];&quot;draft&quot;);1;if(exact([.D99];&quot;approval&quot;);2;if(exact([.D99];&quot;final&quot;);3;0))))">
            <text:p>2</text:p>
          </table:table-cell>
        </table:table-row>
        <table:table-row>
          <table:table-cell/>
          <table:table-cell office:value-type="string" office:string-value="kdeprint_uploadsmb">
            <text:p>kdeprint_uploadsmb</text:p>
          </table:table-cell>
          <table:table-cell office:value-type="string" office:string-value="cups config (printing)">
            <text:p>cups config (printing)</text:p>
          </table:table-cell>
          <table:table-cell/>
          <table:table-cell office:value-type="float" office:value="0" table:formula="=if(isblank([.D100];&quot;approval&quot;);0;if(exact([.D100];&quot;draft&quot;);1;if(exact([.D100];&quot;approval&quot;);2;if(exact([.D100];&quot;final&quot;);3;0))))">
            <text:p>0</text:p>
          </table:table-cell>
        </table:table-row>
        <table:table-row>
          <table:table-cell/>
          <table:table-cell office:value-type="string" office:string-value="kdeprint_report">
            <text:p>kdeprint_report</text:p>
          </table:table-cell>
          <table:table-cell office:value-type="string" office:string-value="cups config (printing)">
            <text:p>cups config (printing)</text:p>
          </table:table-cell>
          <table:table-cell/>
          <table:table-cell office:value-type="float" office:value="0" table:formula="=if(isblank([.D101];&quot;approval&quot;);0;if(exact([.D101];&quot;draft&quot;);1;if(exact([.D101];&quot;approval&quot;);2;if(exact([.D101];&quot;final&quot;);3;0))))">
            <text:p>0</text:p>
          </table:table-cell>
        </table:table-row>
        <table:table-row>
          <table:table-cell/>
          <table:table-cell office:value-type="string" office:string-value="filefind">
            <text:p>filefind</text:p>
          </table:table-cell>
          <table:table-cell office:value-type="string" office:string-value="kprinter">
            <text:p>kprinter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102];&quot;approval&quot;);0;if(exact([.D102];&quot;draft&quot;);1;if(exact([.D102];&quot;approval&quot;);2;if(exact([.D102];&quot;final&quot;);3;0))))">
            <text:p>2</text:p>
          </table:table-cell>
        </table:table-row>
        <table:table-row>
          <table:table-cell/>
          <table:table-cell office:value-type="string" office:string-value="fileprint">
            <text:p>fileprint</text:p>
          </table:table-cell>
          <table:table-cell office:value-type="string" office:string-value="print preview, print job mgr">
            <text:p>print preview, print job mgr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103];&quot;approval&quot;);0;if(exact([.D103];&quot;draft&quot;);1;if(exact([.D103];&quot;approval&quot;);2;if(exact([.D103];&quot;final&quot;);3;0))))">
            <text:p>2</text:p>
          </table:table-cell>
        </table:table-row>
        <table:table-row>
          <table:table-cell/>
          <table:table-cell office:value-type="string" office:string-value="wizard">
            <text:p>wizard</text:p>
          </table:table-cell>
          <table:table-cell office:value-type="string" office:string-value="kprinter">
            <text:p>kprinter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104];&quot;approval&quot;);0;if(exact([.D104];&quot;draft&quot;);1;if(exact([.D104];&quot;approval&quot;);2;if(exact([.D104];&quot;final&quot;);3;0))))">
            <text:p>2</text:p>
          </table:table-cell>
        </table:table-row>
        <table:table-row>
          <table:table-cell/>
          <table:table-cell office:value-type="string" office:string-value="help">
            <text:p>help</text:p>
          </table:table-cell>
          <table:table-cell office:value-type="string" office:string-value="kprinter">
            <text:p>kprinter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105];&quot;approval&quot;);0;if(exact([.D105];&quot;draft&quot;);1;if(exact([.D105];&quot;approval&quot;);2;if(exact([.D105];&quot;final&quot;);3;0))))">
            <text:p>2</text:p>
          </table:table-cell>
        </table:table-row>
        <table:table-row>
          <table:table-cell/>
          <table:table-cell office:value-type="string" office:string-value="run">
            <text:p>run</text:p>
          </table:table-cell>
          <table:table-cell office:value-type="string" office:string-value="print job mgr">
            <text:p>print job mgr</text:p>
          </table:table-cell>
          <table:table-cell/>
          <table:table-cell office:value-type="float" office:value="0" table:formula="=if(isblank([.D106];&quot;approval&quot;);0;if(exact([.D106];&quot;draft&quot;);1;if(exact([.D106];&quot;approval&quot;);2;if(exact([.D106];&quot;final&quot;);3;0))))">
            <text:p>0</text:p>
          </table:table-cell>
        </table:table-row>
        <table:table-row>
          <table:table-cell/>
          <table:table-cell office:value-type="string" office:string-value="history">
            <text:p>history</text:p>
          </table:table-cell>
          <table:table-cell office:value-type="string" office:string-value="print job mgr, knewstuff" table:style-name="custom-style1">
            <text:p>print job mgr, knewstuff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107];&quot;approval&quot;);0;if(exact([.D107];&quot;draft&quot;);1;if(exact([.D107];&quot;approval&quot;);2;if(exact([.D107];&quot;final&quot;);3;0))))">
            <text:p>2</text:p>
          </table:table-cell>
        </table:table-row>
        <table:table-row>
          <table:table-cell/>
          <table:table-cell office:value-type="string" office:string-value="personal">
            <text:p>personal</text:p>
          </table:table-cell>
          <table:table-cell office:value-type="string" office:string-value="print job mgr" table:style-name="custom-style1">
            <text:p>print job mgr</text:p>
          </table:table-cell>
          <table:table-cell/>
          <table:table-cell office:value-type="float" office:value="0" table:formula="=if(isblank([.D108];&quot;approval&quot;);0;if(exact([.D108];&quot;draft&quot;);1;if(exact([.D108];&quot;approval&quot;);2;if(exact([.D108];&quot;final&quot;);3;0))))">
            <text:p>0</text:p>
          </table:table-cell>
        </table:table-row>
        <table:table-row>
          <table:table-cell/>
          <table:table-cell office:value-type="string" office:string-value="kdeprint_printer">
            <text:p>kdeprint_printer</text:p>
          </table:table-cell>
          <table:table-cell office:value-type="string" office:string-value="print job mgr" table:style-name="custom-style1">
            <text:p>print job mgr</text:p>
          </table:table-cell>
          <table:table-cell/>
          <table:table-cell office:value-type="float" office:value="0" table:formula="=if(isblank([.D109];&quot;approval&quot;);0;if(exact([.D109];&quot;draft&quot;);1;if(exact([.D109];&quot;approval&quot;);2;if(exact([.D109];&quot;final&quot;);3;0))))">
            <text:p>0</text:p>
          </table:table-cell>
          <table:table-cell office:value-type="string" office:string-value="why is this different from printer?">
            <text:p>why is this different from printer?</text:p>
          </table:table-cell>
          <table:table-cell/>
        </table:table-row>
        <table:table-row>
          <table:table-cell/>
          <table:table-cell office:value-type="string" office:string-value="document">
            <text:p>document</text:p>
          </table:table-cell>
          <table:table-cell office:value-type="string" office:string-value="kdeprint">
            <text:p>kdeprint</text:p>
          </table:table-cell>
          <table:table-cell/>
          <table:table-cell office:value-type="float" office:value="0" table:formula="=if(isblank([.D110];&quot;approval&quot;);0;if(exact([.D110];&quot;draft&quot;);1;if(exact([.D110];&quot;approval&quot;);2;if(exact([.D110];&quot;final&quot;);3;0))))">
            <text:p>0</text:p>
          </table:table-cell>
        </table:table-row>
        <table:table-row>
          <table:table-cell/>
          <table:table-cell office:value-type="string" office:string-value="view_change">
            <text:p>view_change</text:p>
          </table:table-cell>
          <table:table-cell office:value-type="string" office:string-value="kdeprint" table:style-name="custom-style1">
            <text:p>kdeprint</text:p>
          </table:table-cell>
          <table:table-cell/>
          <table:table-cell office:value-type="float" office:value="0" table:formula="=if(isblank([.D111];&quot;approval&quot;);0;if(exact([.D111];&quot;draft&quot;);1;if(exact([.D111];&quot;approval&quot;);2;if(exact([.D111];&quot;final&quot;);3;0))))">
            <text:p>0</text:p>
          </table:table-cell>
        </table:table-row>
        <table:table-row>
          <table:table-cell/>
          <table:table-cell office:value-type="string" office:string-value="kdeprint_printstate">
            <text:p>kdeprint_printstate</text:p>
          </table:table-cell>
          <table:table-cell office:value-type="string" office:string-value="kdeprint" table:style-name="custom-style1">
            <text:p>kdeprint</text:p>
          </table:table-cell>
          <table:table-cell/>
          <table:table-cell office:value-type="float" office:value="0" table:formula="=if(isblank([.D112];&quot;approval&quot;);0;if(exact([.D112];&quot;draft&quot;);1;if(exact([.D112];&quot;approval&quot;);2;if(exact([.D112];&quot;final&quot;);3;0))))">
            <text:p>0</text:p>
          </table:table-cell>
        </table:table-row>
        <table:table-row>
          <table:table-cell/>
          <table:table-cell office:value-type="string" office:string-value="kdeprint_enableprinter">
            <text:p>kdeprint_enableprinter</text:p>
          </table:table-cell>
          <table:table-cell office:value-type="string" office:string-value="printer config">
            <text:p>printer config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113];&quot;approval&quot;);0;if(exact([.D113];&quot;draft&quot;);1;if(exact([.D113];&quot;approval&quot;);2;if(exact([.D113];&quot;final&quot;);3;0))))">
            <text:p>2</text:p>
          </table:table-cell>
          <table:table-cell office:value-type="string" office:string-value="wrong name in theme or?">
            <text:p>wrong name in theme or?</text:p>
          </table:table-cell>
          <table:table-cell/>
        </table:table-row>
        <table:table-row>
          <table:table-cell/>
          <table:table-cell office:value-type="string" office:string-value="kdeprint_stopprinter">
            <text:p>kdeprint_stopprinter</text:p>
          </table:table-cell>
          <table:table-cell office:value-type="string" office:string-value="printer config" table:style-name="custom-style1">
            <text:p>printer config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114];&quot;approval&quot;);0;if(exact([.D114];&quot;draft&quot;);1;if(exact([.D114];&quot;approval&quot;);2;if(exact([.D114];&quot;final&quot;);3;0))))">
            <text:p>2</text:p>
          </table:table-cell>
          <table:table-cell office:value-type="string" office:string-value="wrong name in theme or?">
            <text:p>wrong name in theme or?</text:p>
          </table:table-cell>
          <table:table-cell/>
        </table:table-row>
        <table:table-row>
          <table:table-cell/>
          <table:table-cell office:value-type="string" office:string-value="kdeprint_queuestate">
            <text:p>kdeprint_queuestate</text:p>
          </table:table-cell>
          <table:table-cell office:value-type="string" office:string-value="printer config" table:style-name="custom-style1">
            <text:p>printer config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115];&quot;approval&quot;);0;if(exact([.D115];&quot;draft&quot;);1;if(exact([.D115];&quot;approval&quot;);2;if(exact([.D115];&quot;final&quot;);3;0))))">
            <text:p>2</text:p>
          </table:table-cell>
          <table:table-cell office:value-type="string" office:string-value="wrong name in theme or?" table:style-name="custom-style1">
            <text:p>wrong name in theme or?</text:p>
          </table:table-cell>
          <table:table-cell/>
        </table:table-row>
        <table:table-row>
          <table:table-cell/>
          <table:table-cell office:value-type="string" office:string-value="kdeprint_stopprinter">
            <text:p>kdeprint_stopprinter</text:p>
          </table:table-cell>
          <table:table-cell office:value-type="string" office:string-value="printer config" table:style-name="custom-style1">
            <text:p>printer config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116];&quot;approval&quot;);0;if(exact([.D116];&quot;draft&quot;);1;if(exact([.D116];&quot;approval&quot;);2;if(exact([.D116];&quot;final&quot;);3;0))))">
            <text:p>2</text:p>
          </table:table-cell>
          <table:table-cell office:value-type="string" office:string-value="wrong name in theme or?" table:style-name="custom-style1">
            <text:p>wrong name in theme or?</text:p>
          </table:table-cell>
          <table:table-cell/>
        </table:table-row>
        <table:table-row>
          <table:table-cell/>
          <table:table-cell office:value-type="string" office:string-value="kdeprint_addprinter">
            <text:p>kdeprint_addprinter</text:p>
          </table:table-cell>
          <table:table-cell office:value-type="string" office:string-value="printer config" table:style-name="custom-style1">
            <text:p>printer config</text:p>
          </table:table-cell>
          <table:table-cell/>
          <table:table-cell office:value-type="float" office:value="0" table:formula="=if(isblank([.D117];&quot;approval&quot;);0;if(exact([.D117];&quot;draft&quot;);1;if(exact([.D117];&quot;approval&quot;);2;if(exact([.D117];&quot;final&quot;);3;0))))">
            <text:p>0</text:p>
          </table:table-cell>
        </table:table-row>
        <table:table-row>
          <table:table-cell/>
          <table:table-cell office:value-type="string" office:string-value="kdeprint_addpseudo">
            <text:p>kdeprint_addpseudo</text:p>
          </table:table-cell>
          <table:table-cell office:value-type="string" office:string-value="printer config" table:style-name="custom-style1">
            <text:p>printer config</text:p>
          </table:table-cell>
          <table:table-cell/>
          <table:table-cell office:value-type="float" office:value="0" table:formula="=if(isblank([.D118];&quot;approval&quot;);0;if(exact([.D118];&quot;draft&quot;);1;if(exact([.D118];&quot;approval&quot;);2;if(exact([.D118];&quot;final&quot;);3;0))))">
            <text:p>0</text:p>
          </table:table-cell>
        </table:table-row>
        <table:table-row>
          <table:table-cell/>
          <table:table-cell office:value-type="string" office:string-value="kdeprint_defaulthard">
            <text:p>kdeprint_defaulthard</text:p>
          </table:table-cell>
          <table:table-cell office:value-type="string" office:string-value="printer config" table:style-name="custom-style1">
            <text:p>printer config</text:p>
          </table:table-cell>
          <table:table-cell/>
          <table:table-cell office:value-type="float" office:value="0" table:formula="=if(isblank([.D119];&quot;approval&quot;);0;if(exact([.D119];&quot;draft&quot;);1;if(exact([.D119];&quot;approval&quot;);2;if(exact([.D119];&quot;final&quot;);3;0))))">
            <text:p>0</text:p>
          </table:table-cell>
        </table:table-row>
        <table:table-row>
          <table:table-cell/>
          <table:table-cell office:value-type="string" office:string-value="kdeprint_defaultsoft">
            <text:p>kdeprint_defaultsoft</text:p>
          </table:table-cell>
          <table:table-cell office:value-type="string" office:string-value="printer config" table:style-name="custom-style1">
            <text:p>printer config</text:p>
          </table:table-cell>
          <table:table-cell/>
          <table:table-cell office:value-type="float" office:value="0" table:formula="=if(isblank([.D120];&quot;approval&quot;);0;if(exact([.D120];&quot;draft&quot;);1;if(exact([.D120];&quot;approval&quot;);2;if(exact([.D120];&quot;final&quot;);3;0))))">
            <text:p>0</text:p>
          </table:table-cell>
        </table:table-row>
        <table:table-row>
          <table:table-cell/>
          <table:table-cell office:value-type="string" office:string-value="kdeprint_testprinter">
            <text:p>kdeprint_testprinter</text:p>
          </table:table-cell>
          <table:table-cell office:value-type="string" office:string-value="printer config" table:style-name="custom-style1">
            <text:p>printer config</text:p>
          </table:table-cell>
          <table:table-cell/>
          <table:table-cell office:value-type="float" office:value="0" table:formula="=if(isblank([.D121];&quot;approval&quot;);0;if(exact([.D121];&quot;draft&quot;);1;if(exact([.D121];&quot;approval&quot;);2;if(exact([.D121];&quot;final&quot;);3;0))))">
            <text:p>0</text:p>
          </table:table-cell>
        </table:table-row>
        <table:table-row>
          <table:table-cell/>
          <table:table-cell office:value-type="string" office:string-value="kdeprint_configmgr">
            <text:p>kdeprint_configmgr</text:p>
          </table:table-cell>
          <table:table-cell office:value-type="string" office:string-value="printer config" table:style-name="custom-style1">
            <text:p>printer config</text:p>
          </table:table-cell>
          <table:table-cell/>
          <table:table-cell office:value-type="float" office:value="0" table:formula="=if(isblank([.D122];&quot;approval&quot;);0;if(exact([.D122];&quot;draft&quot;);1;if(exact([.D122];&quot;approval&quot;);2;if(exact([.D122];&quot;final&quot;);3;0))))">
            <text:p>0</text:p>
          </table:table-cell>
        </table:table-row>
        <table:table-row>
          <table:table-cell/>
          <table:table-cell office:value-type="string" office:string-value="kdeprint_restartsrv">
            <text:p>kdeprint_restartsrv</text:p>
          </table:table-cell>
          <table:table-cell office:value-type="string" office:string-value="printer config" table:style-name="custom-style1">
            <text:p>printer config</text:p>
          </table:table-cell>
          <table:table-cell/>
          <table:table-cell office:value-type="float" office:value="0" table:formula="=if(isblank([.D123];&quot;approval&quot;);0;if(exact([.D123];&quot;draft&quot;);1;if(exact([.D123];&quot;approval&quot;);2;if(exact([.D123];&quot;final&quot;);3;0))))">
            <text:p>0</text:p>
          </table:table-cell>
        </table:table-row>
        <table:table-row>
          <table:table-cell/>
          <table:table-cell office:value-type="string" office:string-value="kdeprint_configsrv">
            <text:p>kdeprint_configsrv</text:p>
          </table:table-cell>
          <table:table-cell office:value-type="string" office:string-value="printer config" table:style-name="custom-style1">
            <text:p>printer config</text:p>
          </table:table-cell>
          <table:table-cell/>
          <table:table-cell office:value-type="float" office:value="0" table:formula="=if(isblank([.D124];&quot;approval&quot;);0;if(exact([.D124];&quot;draft&quot;);1;if(exact([.D124];&quot;approval&quot;);2;if(exact([.D124];&quot;final&quot;);3;0))))">
            <text:p>0</text:p>
          </table:table-cell>
        </table:table-row>
        <table:table-row>
          <table:table-cell/>
          <table:table-cell office:value-type="string" office:string-value="kdeprint_printer_infos">
            <text:p>kdeprint_printer_infos</text:p>
          </table:table-cell>
          <table:table-cell office:value-type="string" office:string-value="printer config" table:style-name="custom-style1">
            <text:p>printer config</text:p>
          </table:table-cell>
          <table:table-cell/>
          <table:table-cell office:value-type="float" office:value="0" table:formula="=if(isblank([.D125];&quot;approval&quot;);0;if(exact([.D125];&quot;draft&quot;);1;if(exact([.D125];&quot;approval&quot;);2;if(exact([.D125];&quot;final&quot;);3;0))))">
            <text:p>0</text:p>
          </table:table-cell>
        </table:table-row>
        <table:table-row>
          <table:table-cell/>
          <table:table-cell office:value-type="string" office:string-value="network">
            <text:p>network</text:p>
          </table:table-cell>
          <table:table-cell office:value-type="string" office:string-value="printer config" table:style-name="custom-style1">
            <text:p>printer config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126];&quot;approval&quot;);0;if(exact([.D126];&quot;draft&quot;);1;if(exact([.D126];&quot;approval&quot;);2;if(exact([.D126];&quot;final&quot;);3;0))))">
            <text:p>2</text:p>
          </table:table-cell>
          <table:table-cell/>
        </table:table-row>
        <table:table-row>
          <table:table-cell/>
          <table:table-cell office:value-type="string" office:string-value="package_utilities">
            <text:p>package_utilities</text:p>
          </table:table-cell>
          <table:table-cell office:value-type="string" office:string-value="printer config" table:style-name="custom-style1">
            <text:p>printer config</text:p>
          </table:table-cell>
          <table:table-cell/>
          <table:table-cell office:value-type="float" office:value="0" table:formula="=if(isblank([.D127];&quot;approval&quot;);0;if(exact([.D127];&quot;draft&quot;);1;if(exact([.D127];&quot;approval&quot;);2;if(exact([.D127];&quot;final&quot;);3;0))))">
            <text:p>0</text:p>
          </table:table-cell>
        </table:table-row>
        <table:table-row>
          <table:table-cell/>
          <table:table-cell office:value-type="string" office:string-value="player_play">
            <text:p>player_play</text:p>
          </table:table-cell>
          <table:table-cell office:value-type="string" office:string-value="kross script">
            <text:p>kross script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128];&quot;approval&quot;);0;if(exact([.D128];&quot;draft&quot;);1;if(exact([.D128];&quot;approval&quot;);2;if(exact([.D128];&quot;final&quot;);3;0))))">
            <text:p>2</text:p>
          </table:table-cell>
        </table:table-row>
        <table:table-row>
          <table:table-cell/>
          <table:table-cell office:value-type="string" office:string-value="player_stop">
            <text:p>player_stop</text:p>
          </table:table-cell>
          <table:table-cell office:value-type="string" office:string-value="kross script">
            <text:p>kross script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129];&quot;approval&quot;);0;if(exact([.D129];&quot;draft&quot;);1;if(exact([.D129];&quot;approval&quot;);2;if(exact([.D129];&quot;final&quot;);3;0))))">
            <text:p>2</text:p>
          </table:table-cell>
        </table:table-row>
        <table:table-row>
          <table:table-cell/>
          <table:table-cell office:value-type="string" office:string-value="fileimport">
            <text:p>fileimport</text:p>
          </table:table-cell>
          <table:table-cell office:value-type="string" office:string-value="kross script">
            <text:p>kross script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130];&quot;approval&quot;);0;if(exact([.D130];&quot;draft&quot;);1;if(exact([.D130];&quot;approval&quot;);2;if(exact([.D130];&quot;final&quot;);3;0))))">
            <text:p>2</text:p>
          </table:table-cell>
        </table:table-row>
        <table:table-row>
          <table:table-cell/>
          <table:table-cell office:value-type="string" office:string-value="knewstuff">
            <text:p>knewstuff</text:p>
          </table:table-cell>
          <table:table-cell office:value-type="string" office:string-value="kross script, knewstuff">
            <text:p>kross script, knewstuff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131];&quot;approval&quot;);0;if(exact([.D131];&quot;draft&quot;);1;if(exact([.D131];&quot;approval&quot;);2;if(exact([.D131];&quot;final&quot;);3;0))))">
            <text:p>2</text:p>
          </table:table-cell>
          <table:table-cell office:value-type="string" office:string-value="looks a lot like bookmarks icon?">
            <text:p>looks a lot like bookmarks icon?</text:p>
          </table:table-cell>
          <table:table-cell/>
        </table:table-row>
        <table:table-row>
          <table:table-cell/>
          <table:table-cell office:value-type="string" office:string-value="filenew">
            <text:p>filenew</text:p>
          </table:table-cell>
          <table:table-cell office:value-type="string" office:string-value="new action">
            <text:p>new action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132];&quot;approval&quot;);0;if(exact([.D132];&quot;draft&quot;);1;if(exact([.D132];&quot;approval&quot;);2;if(exact([.D132];&quot;final&quot;);3;0))))">
            <text:p>2</text:p>
          </table:table-cell>
        </table:table-row>
        <table:table-row>
          <table:table-cell/>
          <table:table-cell office:value-type="string" office:string-value="fileopen">
            <text:p>fileopen</text:p>
          </table:table-cell>
          <table:table-cell office:value-type="string" office:string-value="open action">
            <text:p>open action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133];&quot;approval&quot;);0;if(exact([.D133];&quot;draft&quot;);1;if(exact([.D133];&quot;approval&quot;);2;if(exact([.D133];&quot;final&quot;);3;0))))">
            <text:p>2</text:p>
          </table:table-cell>
        </table:table-row>
        <table:table-row>
          <table:table-cell/>
          <table:table-cell office:value-type="string" office:string-value="filesaveas" table:style-name="custom-style1">
            <text:p>filesaveas</text:p>
          </table:table-cell>
          <table:table-cell office:value-type="string" office:string-value="save as action">
            <text:p>save as action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134];&quot;approval&quot;);0;if(exact([.D134];&quot;draft&quot;);1;if(exact([.D134];&quot;approval&quot;);2;if(exact([.D134];&quot;final&quot;);3;0))))">
            <text:p>2</text:p>
          </table:table-cell>
        </table:table-row>
        <table:table-row>
          <table:table-cell/>
          <table:table-cell office:value-type="string" office:string-value="revert" table:style-name="custom-style1">
            <text:p>revert</text:p>
          </table:table-cell>
          <table:table-cell office:value-type="string" office:string-value="revert file action">
            <text:p>revert file action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135];&quot;approval&quot;);0;if(exact([.D135];&quot;draft&quot;);1;if(exact([.D135];&quot;approval&quot;);2;if(exact([.D135];&quot;final&quot;);3;0))))">
            <text:p>2</text:p>
          </table:table-cell>
        </table:table-row>
        <table:table-row>
          <table:table-cell/>
          <table:table-cell office:value-type="string" office:string-value="fileclose" table:style-name="custom-style1">
            <text:p>fileclose</text:p>
          </table:table-cell>
          <table:table-cell office:value-type="string" office:string-value="close action">
            <text:p>close action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136];&quot;approval&quot;);0;if(exact([.D136];&quot;draft&quot;);1;if(exact([.D136];&quot;approval&quot;);2;if(exact([.D136];&quot;final&quot;);3;0))))">
            <text:p>2</text:p>
          </table:table-cell>
        </table:table-row>
        <table:table-row>
          <table:table-cell/>
          <table:table-cell office:value-type="string" office:string-value="fileprint" table:style-name="custom-style1">
            <text:p>fileprint</text:p>
          </table:table-cell>
          <table:table-cell office:value-type="string" office:string-value="print action">
            <text:p>print action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137];&quot;approval&quot;);0;if(exact([.D137];&quot;draft&quot;);1;if(exact([.D137];&quot;approval&quot;);2;if(exact([.D137];&quot;final&quot;);3;0))))">
            <text:p>2</text:p>
          </table:table-cell>
        </table:table-row>
        <table:table-row>
          <table:table-cell/>
          <table:table-cell office:value-type="string" office:string-value="filequickprint" table:style-name="custom-style1">
            <text:p>filequickprint</text:p>
          </table:table-cell>
          <table:table-cell office:value-type="string" office:string-value="print preview action">
            <text:p>print preview action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138];&quot;approval&quot;);0;if(exact([.D138];&quot;draft&quot;);1;if(exact([.D138];&quot;approval&quot;);2;if(exact([.D138];&quot;final&quot;);3;0))))">
            <text:p>2</text:p>
          </table:table-cell>
        </table:table-row>
        <table:table-row>
          <table:table-cell/>
          <table:table-cell office:value-type="string" office:string-value="mail_send" table:style-name="custom-style1">
            <text:p>mail_send</text:p>
          </table:table-cell>
          <table:table-cell office:value-type="string" office:string-value="email action">
            <text:p>email action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139];&quot;approval&quot;);0;if(exact([.D139];&quot;draft&quot;);1;if(exact([.D139];&quot;approval&quot;);2;if(exact([.D139];&quot;final&quot;);3;0))))">
            <text:p>2</text:p>
          </table:table-cell>
        </table:table-row>
        <table:table-row>
          <table:table-cell/>
          <table:table-cell office:value-type="string" office:string-value="exit" table:style-name="custom-style1">
            <text:p>exit</text:p>
          </table:table-cell>
          <table:table-cell office:value-type="string" office:string-value="quit action">
            <text:p>quit action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140];&quot;approval&quot;);0;if(exact([.D140];&quot;draft&quot;);1;if(exact([.D140];&quot;approval&quot;);2;if(exact([.D140];&quot;final&quot;);3;0))))">
            <text:p>2</text:p>
          </table:table-cell>
        </table:table-row>
        <table:table-row>
          <table:table-cell/>
          <table:table-cell office:value-type="string" office:string-value="gohome">
            <text:p>gohome</text:p>
          </table:table-cell>
          <table:table-cell office:value-type="string" office:string-value="home action">
            <text:p>home action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141];&quot;approval&quot;);0;if(exact([.D141];&quot;draft&quot;);1;if(exact([.D141];&quot;approval&quot;);2;if(exact([.D141];&quot;final&quot;);3;0))))">
            <text:p>2</text:p>
          </table:table-cell>
        </table:table-row>
        <table:table-row>
          <table:table-cell/>
          <table:table-cell office:value-type="string" office:string-value="goto">
            <text:p>goto</text:p>
          </table:table-cell>
          <table:table-cell office:value-type="string" office:string-value="go to page action">
            <text:p>go to page action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142];&quot;approval&quot;);0;if(exact([.D142];&quot;draft&quot;);1;if(exact([.D142];&quot;approval&quot;);2;if(exact([.D142];&quot;final&quot;);3;0))))">
            <text:p>2</text:p>
          </table:table-cell>
        </table:table-row>
        <table:table-row>
          <table:table-cell/>
          <table:table-cell office:value-type="string" office:string-value="start">
            <text:p>start</text:p>
          </table:table-cell>
          <table:table-cell office:value-type="string" office:string-value="first page action">
            <text:p>first page action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143];&quot;approval&quot;);0;if(exact([.D143];&quot;draft&quot;);1;if(exact([.D143];&quot;approval&quot;);2;if(exact([.D143];&quot;final&quot;);3;0))))">
            <text:p>2</text:p>
          </table:table-cell>
        </table:table-row>
        <table:table-row>
          <table:table-cell/>
          <table:table-cell office:value-type="string" office:string-value="finish">
            <text:p>finish</text:p>
          </table:table-cell>
          <table:table-cell office:value-type="string" office:string-value="last page action">
            <text:p>last page action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144];&quot;approval&quot;);0;if(exact([.D144];&quot;draft&quot;);1;if(exact([.D144];&quot;approval&quot;);2;if(exact([.D144];&quot;final&quot;);3;0))))">
            <text:p>2</text:p>
          </table:table-cell>
        </table:table-row>
        <table:table-row>
          <table:table-cell/>
          <table:table-cell office:value-type="string" office:string-value="configure_shortcuts">
            <text:p>configure_shortcuts</text:p>
          </table:table-cell>
          <table:table-cell office:value-type="string" office:string-value="config shortcuts action">
            <text:p>config shortcuts action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145];&quot;approval&quot;);0;if(exact([.D145];&quot;draft&quot;);1;if(exact([.D145];&quot;approval&quot;);2;if(exact([.D145];&quot;final&quot;);3;0))))">
            <text:p>2</text:p>
          </table:table-cell>
        </table:table-row>
        <table:table-row>
          <table:table-cell/>
          <table:table-cell office:value-type="string" office:string-value="configure_toolbars">
            <text:p>configure_toolbars</text:p>
          </table:table-cell>
          <table:table-cell office:value-type="string" office:string-value="config toolbars action">
            <text:p>config toolbars action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146];&quot;approval&quot;);0;if(exact([.D146];&quot;draft&quot;);1;if(exact([.D146];&quot;approval&quot;);2;if(exact([.D146];&quot;final&quot;);3;0))))">
            <text:p>2</text:p>
          </table:table-cell>
        </table:table-row>
        <table:table-row>
          <table:table-cell/>
          <table:table-cell office:value-type="string" office:string-value="knotify">
            <text:p>knotify</text:p>
          </table:table-cell>
          <table:table-cell office:value-type="string" office:string-value="config notifications action">
            <text:p>config notifications action</text:p>
          </table:table-cell>
          <table:table-cell/>
          <table:table-cell office:value-type="float" office:value="0" table:formula="=if(isblank([.D147];&quot;approval&quot;);0;if(exact([.D147];&quot;draft&quot;);1;if(exact([.D147];&quot;approval&quot;);2;if(exact([.D147];&quot;final&quot;);3;0))))">
            <text:p>0</text:p>
          </table:table-cell>
        </table:table-row>
        <table:table-row>
          <table:table-cell/>
          <table:table-cell office:value-type="string" office:string-value="contexthelp">
            <text:p>contexthelp</text:p>
          </table:table-cell>
          <table:table-cell office:value-type="string" office:string-value="whats this action">
            <text:p>whats this action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148];&quot;approval&quot;);0;if(exact([.D148];&quot;draft&quot;);1;if(exact([.D148];&quot;approval&quot;);2;if(exact([.D148];&quot;final&quot;);3;0))))">
            <text:p>2</text:p>
          </table:table-cell>
        </table:table-row>
        <table:table-row>
          <table:table-cell/>
          <table:table-cell office:value-type="string" office:string-value="button_ok">
            <text:p>button_ok</text:p>
          </table:table-cell>
          <table:table-cell office:value-type="string" office:string-value="dialog button">
            <text:p>dialog button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149];&quot;approval&quot;);0;if(exact([.D149];&quot;draft&quot;);1;if(exact([.D149];&quot;approval&quot;);2;if(exact([.D149];&quot;final&quot;);3;0))))">
            <text:p>2</text:p>
          </table:table-cell>
        </table:table-row>
        <table:table-row>
          <table:table-cell/>
          <table:table-cell office:value-type="string" office:string-value="button_cancel">
            <text:p>button_cancel</text:p>
          </table:table-cell>
          <table:table-cell office:value-type="string" office:string-value="dialog button">
            <text:p>dialog button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150];&quot;approval&quot;);0;if(exact([.D150];&quot;draft&quot;);1;if(exact([.D150];&quot;approval&quot;);2;if(exact([.D150];&quot;final&quot;);3;0))))">
            <text:p>2</text:p>
          </table:table-cell>
        </table:table-row>
        <table:table-row>
          <table:table-cell/>
          <table:table-cell office:value-type="string" office:string-value="apply">
            <text:p>apply</text:p>
          </table:table-cell>
          <table:table-cell office:value-type="string" office:string-value="dialog button">
            <text:p>dialog button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151];&quot;approval&quot;);0;if(exact([.D151];&quot;draft&quot;);1;if(exact([.D151];&quot;approval&quot;);2;if(exact([.D151];&quot;final&quot;);3;0))))">
            <text:p>2</text:p>
          </table:table-cell>
          <table:table-cell office:value-type="string" office:string-value="another checkmark! heh. how many do we have?">
            <text:p>another checkmark! heh. how many do we have?</text:p>
          </table:table-cell>
          <table:table-cell/>
        </table:table-row>
        <table:table-row>
          <table:table-cell/>
          <table:table-cell office:value-type="string" office:string-value="find">
            <text:p>find</text:p>
          </table:table-cell>
          <table:table-cell office:value-type="string" office:string-value="dialog button">
            <text:p>dialog button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152];&quot;approval&quot;);0;if(exact([.D152];&quot;draft&quot;);1;if(exact([.D152];&quot;approval&quot;);2;if(exact([.D152];&quot;final&quot;);3;0))))">
            <text:p>2</text:p>
          </table:table-cell>
        </table:table-row>
        <table:table-row>
          <table:table-cell/>
          <table:table-cell office:value-type="string" office:string-value="add">
            <text:p>add</text:p>
          </table:table-cell>
          <table:table-cell office:value-type="string" office:string-value="dialog button">
            <text:p>dialog button</text:p>
          </table:table-cell>
          <table:table-cell table:style-name="ce8"/>
          <table:table-cell office:value-type="float" office:value="0" table:formula="=if(isblank([.D153];&quot;approval&quot;);0;if(exact([.D153];&quot;draft&quot;);1;if(exact([.D153];&quot;approval&quot;);2;if(exact([.D153];&quot;final&quot;);3;0))))">
            <text:p>0</text:p>
          </table:table-cell>
          <table:table-cell/>
        </table:table-row>
        <table:table-row>
          <table:table-cell/>
          <table:table-cell office:value-type="string" office:string-value="remove">
            <text:p>remove</text:p>
          </table:table-cell>
          <table:table-cell office:value-type="string" office:string-value="dialog button">
            <text:p>dialog button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154];&quot;approval&quot;);0;if(exact([.D154];&quot;draft&quot;);1;if(exact([.D154];&quot;approval&quot;);2;if(exact([.D154];&quot;final&quot;);3;0))))">
            <text:p>2</text:p>
          </table:table-cell>
        </table:table-row>
        <table:table-row>
          <table:table-cell table:style-name="ce9"/>
        </table:table-row>
        <table:table-row table:number-rows-repeated="32608">
          <table:table-cell/>
        </table:table-row>
        <table:table-row>
          <table:table-cell/>
        </table:table-row>
      </table:table>
      <table:table table:name="Sheet2" table:style-name="ta1">
        <table:table-column table:style-name="co9" table:default-cell-style-name="ce1"/>
        <table:table-row>
          <table:table-cell/>
        </table:table-row>
      </table:table>
      <table:table table:name="Sheet3" table:style-name="ta1">
        <table:table-column table:style-name="co9" table:default-cell-style-name="ce1"/>
        <table:table-row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koffice="http://www.koffice.org/2005/" xmlns:dc="http://purl.org/dc/elements/1.1/" xmlns:xlink="http://www.w3.org/1999/xlink">
  <office:styles>
    <style:default-style style:family="table-column">
      <style:table-column-properties style:column-width="65pt"/>
    </style:default-style>
    <style:default-style style:family="table-row">
      <style:table-row-properties style:row-height="13pt"/>
    </style:default-style>
    <style:default-style style:family="table-cell">
      <style:table-cell-properties fo:background-color="#ffffff" style:cell-protect="protected" style:vertical-align="middle"/>
      <style:text-properties fo:color="#000000" fo:font-family="Sans Serif" fo:font-size="10pt"/>
    </style:default-style>
    <style:style style:name="custom-style1" style:display-name="Default" style:family="table-cell"/>
    <style:style style:name="custom-style2" style:display-name="Heading" style:family="table-cell" style:parent-style-name="Default">
      <style:table-cell-properties style:text-align-source="fix"/>
      <style:paragraph-properties fo:text-align="center"/>
      <style:text-properties fo:font-size="16pt" fo:font-style="italic" fo:font-weight="bold"/>
    </style:style>
    <style:style style:name="custom-style3" style:display-name="Heading1" style:family="table-cell" style:parent-style-name="Heading">
      <style:table-cell-properties style:rotation-align="none" style:rotation-angle="90"/>
    </style:style>
    <style:style style:name="custom-style4" style:display-name="Result" style:family="table-cell" style:parent-style-name="Default">
      <style:text-properties fo:font-style="italic" fo:font-weight="bold" style:text-underline-color="font-color" style:text-underline-style="solid" style:text-underline-width="auto"/>
    </style:style>
    <style:style style:name="custom-style5" style:data-style-name="N1" style:display-name="Result2" style:family="table-cell" style:parent-style-name="Result"/>
  </office:styles>
  <office:automatic-styles>
    <style:page-layout style:name="pm1">
      <style:page-layout-properties fo:margin-bottom="56.6930116pt" fo:margin-left="56.6930116pt" fo:margin-right="56.6930116pt" fo:margin-top="56.6930116pt" fo:page-height="841.89122226pt" fo:page-width="595.304952734599pt" style:print="objects charts drawings zero-values" style:print-orientation="portrait"/>
    </style:page-layout>
  </office:automatic-styles>
  <office:master-styles>
    <style:master-page style:name="Standard1" style:page-layout-name="pm1">
      <style:header>
        <text:p>
  <text:sheet-name>???</text:sheet-name>
 </text:p>
      </style:header>
      <style:footer>
        <text:p>
  <text:sheet-name>Page </text:sheet-name>
  <text:page-number>1</text:page-number>
 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>
  <office:meta>
    <meta:generator>KOffice/1.6.1</meta:generator>
    <meta:initial-creator>Aaron Seigo</meta:initial-creator>
    <meta:editing-cycles>4</meta:editing-cycles>
    <meta:creation-date>2006-12-28T11:04:59</meta:creation-date>
    <dc:date>2007-01-02T01:12:32</dc:date>
    <dc:creator>David Vignoni</dc:creator>
  </office:meta>
</office:document-meta>
</file>